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thin solid #000000"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3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6" style:family="table-cell" style:parent-style-name="Default" style:data-style-name="N2">
      <style:table-cell-properties fo:border="thin solid #000000" style:vertical-align="automatic" fo:background-color="transparen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1" style:family="table-cell" style:parent-style-name="Default" style:data-style-name="N36">
      <style:table-cell-properties style:vertical-align="automatic" fo:background-color="transparen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F2F2F2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53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5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59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60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6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4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6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8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8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86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top" fo:wrap-option="wrap" fo:background-color="transparen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9" style:family="table-cell" style:parent-style-name="Default" style:data-style-name="N0">
      <style:table-cell-properties fo:border="thin solid #000000" fo:background-color="#C5D9F1"/>
    </style:style>
    <style:style style:name="ce100" style:family="table-cell" style:parent-style-name="Default" style:data-style-name="N0">
      <style:table-cell-properties fo:border="thin solid #000000" fo:background-color="#F2DCDB"/>
    </style:style>
    <style:style style:name="ce101" style:family="table-cell" style:parent-style-name="Default" style:data-style-name="N0">
      <style:table-cell-properties fo:border="thin solid #000000" fo:background-color="#EBF1DE"/>
    </style:style>
    <style:style style:name="ce102" style:family="table-cell" style:parent-style-name="Default" style:data-style-name="N0">
      <style:table-cell-properties fo:border="thin solid #000000" fo:background-color="#E4DFEC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0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0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0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2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1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31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38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38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38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38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38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38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38">
            <text:p>18-nov-12</text:p>
          </table:table-cell>
          <table:covered-table-cell table:number-columns-repeated="3"/>
          <table:table-cell table:number-columns-repeated="4" table:style-name="ce3"/>
          <table:table-cell office:value-type="string" table:number-columns-spanned="4" table:number-rows-spanned="1" table:style-name="ce37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14">
            <text:p>Total semaine 1</text:p>
          </table:table-cell>
          <table:table-cell table:style-name="ce15"/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4" table:formula="of:=SUM([.C8:.AD8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office:value-type="float" office:value="11.5" table:formula="of:=SUM([.C27];[.G27];[.K27];[.O27];[.S27];[.W27];[.AA27])" table:style-name="ce22">
            <text:p>11,50</text:p>
          </table:table-cell>
          <table:table-cell office:value-type="float" office:value="7.5" table:formula="of:=SUM([.D27];[.H27];[.L27];[.P27];[.T27];[.X27];[.AB27])" table:style-name="ce22">
            <text:p>7,50</text:p>
          </table:table-cell>
          <table:table-cell office:value-type="float" office:value="0" table:formula="of:=SUM([.E27];[.I27];[.M27];[.Q27];[.U27];[.Y27];[.AC27])" table:style-name="ce22">
            <text:p>0,00</text:p>
          </table:table-cell>
          <table:table-cell office:value-type="float" office:value="0" table:formula="of:=SUM([.F27];[.J27];[.N27];[.R27];[.V27];[.Z27];[.AD27])" table:style-name="ce22">
            <text:p>0,00</text:p>
          </table:table-cell>
          <table:table-cell table:number-columns-repeated="16346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24">
            <text:p>Planification des tests WEHA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formula="of:=SUM([.C9:.AD9])" table:style-name="ce21">
            <text:p>1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Installer JavaBridge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3" table:style-name="ce19">
            <text:p>3</text:p>
          </table:table-cell>
          <table:table-cell table:style-name="ce6"/>
          <table:table-cell table:style-name="ce7"/>
          <table:table-cell table:style-name="ce8"/>
          <table:table-cell office:value-type="float" office:value="0.75" table:style-name="ce19">
            <text:p>0,75</text:p>
          </table:table-cell>
          <table:table-cell table:style-name="ce6"/>
          <table:table-cell table:style-name="ce7"/>
          <table:table-cell table:style-name="ce8"/>
          <table:table-cell office:value-type="float" office:value="2" table:style-name="ce19">
            <text:p>2</text:p>
          </table:table-cell>
          <table:table-cell table:style-name="ce6"/>
          <table:table-cell table:style-name="ce7"/>
          <table:table-cell table:style-name="ce20"/>
          <table:table-cell office:value-type="float" office:value="1.75" table:style-name="ce19">
            <text:p>1,75</text:p>
          </table:table-cell>
          <table:table-cell table:style-name="ce6"/>
          <table:table-cell table:style-name="ce7"/>
          <table:table-cell table:style-name="ce20"/>
          <table:table-cell office:value-type="float" office:value="9.5" table:formula="of:=SUM([.C10:.AD10])" table:style-name="ce21">
            <text:p>9,5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2" table:style-name="ce25">
            <text:p>22</text:p>
          </table:table-cell>
          <table:table-cell office:value-type="string" table:style-name="ce17">
            <text:p>Spécification de du code de l'interfac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.5" table:formula="of:=SUM([.C11:.AD11])" table:style-name="ce21">
            <text:p>0,5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6">
            <text:p>Rencontre virtuelle avec M. Dupuis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3" table:style-name="ce6">
            <text:p>3</text:p>
          </table:table-cell>
          <table:table-cell table:style-name="ce7"/>
          <table:table-cell table:style-name="ce20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office:value-type="float" office:value="4" table:formula="of:=SUM([.C13:.AD13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4">
            <text:p>Tester SentenceDiff.outputDiff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7">
            <text:p>Tester SentenceDiff.separateSentences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Tester SentenceDiff.exactMatch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Rencontre pour de la revue de la semain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8:.AD18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Revue et Rétrospective du sprint 3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0:.AD20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Tester SentenceDiff.matching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1:.AD21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Tester SentenceDiff.merge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2:.AD2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Tester WikiDiffFormatter.outputDiff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3:.AD23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6" table:style-name="ce27">
            <text:p>46</text:p>
          </table:table-cell>
          <table:table-cell office:value-type="string" table:style-name="ce27">
            <text:p>Tester ActionCategorizer.printResult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4:.AD2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Tester ActionCategorizer.printResult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5:.AD2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Planification du sprint 4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6:.AD2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office:value-type="float" office:value="3" table:formula="of:=SUM([.C8:.C26])" table:style-name="ce30">
            <text:p>3,00</text:p>
          </table:table-cell>
          <table:table-cell office:value-type="float" office:value="3" table:formula="of:=SUM([.D8:.D26])" table:style-name="ce31">
            <text:p>3,00</text:p>
          </table:table-cell>
          <table:table-cell office:value-type="float" office:value="0" table:formula="of:=SUM([.E8:.E26])" table:style-name="ce32">
            <text:p>0,00</text:p>
          </table:table-cell>
          <table:table-cell office:value-type="float" office:value="0" table:formula="of:=SUM([.F8:.F26])" table:style-name="ce33">
            <text:p>0,00</text:p>
          </table:table-cell>
          <table:table-cell office:value-type="float" office:value="1" table:formula="of:=SUM([.G8:.G26])" table:style-name="ce30">
            <text:p>1,00</text:p>
          </table:table-cell>
          <table:table-cell office:value-type="float" office:value="0" table:formula="of:=SUM([.H8:.H26])" table:style-name="ce31">
            <text:p>0,00</text:p>
          </table:table-cell>
          <table:table-cell office:value-type="float" office:value="0" table:formula="of:=SUM([.I8:.I26])" table:style-name="ce32">
            <text:p>0,00</text:p>
          </table:table-cell>
          <table:table-cell office:value-type="float" office:value="0" table:formula="of:=SUM([.J8:.J26])" table:style-name="ce33">
            <text:p>0,00</text:p>
          </table:table-cell>
          <table:table-cell office:value-type="float" office:value="0" table:formula="of:=SUM([.K8:.K26])" table:style-name="ce30">
            <text:p>0,00</text:p>
          </table:table-cell>
          <table:table-cell office:value-type="float" office:value="0" table:formula="of:=SUM([.L8:.L26])" table:style-name="ce31">
            <text:p>0,00</text:p>
          </table:table-cell>
          <table:table-cell office:value-type="float" office:value="0" table:formula="of:=SUM([.M8:.M26])" table:style-name="ce32">
            <text:p>0,00</text:p>
          </table:table-cell>
          <table:table-cell office:value-type="float" office:value="0" table:formula="of:=SUM([.N8:.N26])" table:style-name="ce33">
            <text:p>0,00</text:p>
          </table:table-cell>
          <table:table-cell office:value-type="float" office:value="3" table:formula="of:=SUM([.O8:.O26])" table:style-name="ce30">
            <text:p>3,00</text:p>
          </table:table-cell>
          <table:table-cell office:value-type="float" office:value="0.25" table:formula="of:=SUM([.P8:.P26])" table:style-name="ce31">
            <text:p>0,25</text:p>
          </table:table-cell>
          <table:table-cell office:value-type="float" office:value="0" table:formula="of:=SUM([.Q8:.Q26])" table:style-name="ce32">
            <text:p>0,00</text:p>
          </table:table-cell>
          <table:table-cell office:value-type="float" office:value="0" table:formula="of:=SUM([.R8:.R26])" table:style-name="ce33">
            <text:p>0,00</text:p>
          </table:table-cell>
          <table:table-cell office:value-type="float" office:value="0.75" table:formula="of:=SUM([.S8:.S26])" table:style-name="ce30">
            <text:p>0,75</text:p>
          </table:table-cell>
          <table:table-cell office:value-type="float" office:value="0.25" table:formula="of:=SUM([.T8:.T26])" table:style-name="ce31">
            <text:p>0,25</text:p>
          </table:table-cell>
          <table:table-cell office:value-type="float" office:value="0" table:formula="of:=SUM([.U8:.U26])" table:style-name="ce32">
            <text:p>0,00</text:p>
          </table:table-cell>
          <table:table-cell office:value-type="float" office:value="0" table:formula="of:=SUM([.V8:.V26])" table:style-name="ce33">
            <text:p>0,00</text:p>
          </table:table-cell>
          <table:table-cell office:value-type="float" office:value="2" table:formula="of:=SUM([.W8:.W26])" table:style-name="ce30">
            <text:p>2,00</text:p>
          </table:table-cell>
          <table:table-cell office:value-type="float" office:value="3" table:formula="of:=SUM([.X8:.X26])" table:style-name="ce31">
            <text:p>3,00</text:p>
          </table:table-cell>
          <table:table-cell office:value-type="float" office:value="0" table:formula="of:=SUM([.Y8:.Y26])" table:style-name="ce32">
            <text:p>0,00</text:p>
          </table:table-cell>
          <table:table-cell office:value-type="float" office:value="0" table:formula="of:=SUM([.Z8:.Z26])" table:style-name="ce33">
            <text:p>0,00</text:p>
          </table:table-cell>
          <table:table-cell office:value-type="float" office:value="1.75" table:formula="of:=SUM([.AA8:.AA26])" table:style-name="ce30">
            <text:p>1,75</text:p>
          </table:table-cell>
          <table:table-cell office:value-type="float" office:value="1" table:formula="of:=SUM([.AB8:.AB26])" table:style-name="ce31">
            <text:p>1,00</text:p>
          </table:table-cell>
          <table:table-cell office:value-type="float" office:value="0" table:formula="of:=SUM([.AC8:.AC26])" table:style-name="ce32">
            <text:p>0,00</text:p>
          </table:table-cell>
          <table:table-cell office:value-type="float" office:value="0" table:formula="of:=SUM([.AD8:.AD26])" table:style-name="ce33">
            <text:p>0,00</text:p>
          </table:table-cell>
          <table:table-cell table:number-columns-repeated="4" table:style-name="ce34"/>
          <table:table-cell table:number-columns-repeated="16350"/>
        </table:table-row>
        <table:table-row table:style-name="ro1">
          <table:table-cell table:style-name="ce35"/>
          <table:table-cell office:value-type="string" table:style-name="ce35">
            <text:p>Total des heures</text:p>
          </table:table-cell>
          <table:table-cell office:value-type="float" office:value="6" table:formula="of:=SUM([.C27:.F27])" table:number-columns-spanned="4" table:number-rows-spanned="1" table:style-name="ce39">
            <text:p>6,00</text:p>
          </table:table-cell>
          <table:covered-table-cell table:number-columns-repeated="3"/>
          <table:table-cell office:value-type="float" office:value="1" table:formula="of:=SUM([.G27:.J27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0" table:formula="of:=SUM([.K27:.N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3.25" table:formula="of:=SUM([.O27:.R27])" table:number-columns-spanned="4" table:number-rows-spanned="1" table:style-name="ce39">
            <text:p>3,25</text:p>
          </table:table-cell>
          <table:covered-table-cell table:number-columns-repeated="3"/>
          <table:table-cell office:value-type="float" office:value="1" table:formula="of:=SUM([.S27:.V27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5" table:formula="of:=SUM([.W27:.Z27])" table:number-columns-spanned="4" table:number-rows-spanned="1" table:style-name="ce39">
            <text:p>5,00</text:p>
          </table:table-cell>
          <table:covered-table-cell table:number-columns-repeated="3"/>
          <table:table-cell office:value-type="float" office:value="2.75" table:formula="of:=SUM([.AA27:.AD27])" table:number-columns-spanned="4" table:number-rows-spanned="1" table:style-name="ce39">
            <text:p>2,75</text:p>
          </table:table-cell>
          <table:covered-table-cell table:number-columns-repeated="3"/>
          <table:table-cell office:value-type="float" office:value="19" table:formula="of:=SUM([.AE8:.AE26])" table:style-name="ce36">
            <text:p>19,00</text:p>
          </table:table-cell>
          <table:table-cell table:number-columns-repeated="3" table:style-name="ce3"/>
          <table:table-cell table:number-columns-repeated="16350"/>
        </table:table-row>
        <table:table-row table:number-rows-repeated="1048548" table:style-name="ro3">
          <table:table-cell table:number-columns-repeated="16384"/>
        </table:table-row>
      </table:table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7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7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4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38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38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38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38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38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38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38">
            <text:p>25-nov-12</text:p>
          </table:table-cell>
          <table:covered-table-cell table:number-columns-repeated="3"/>
          <table:table-cell table:style-name="ce40"/>
          <table:table-cell table:number-columns-repeated="4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office:value-type="string" table:number-columns-spanned="4" table:number-rows-spanned="1" table:style-name="ce37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2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3">
            <text:p>Jour</text:p>
          </table:table-cell>
          <table:table-cell office:value-type="string" table:style-name="ce44">
            <text:p>Date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fait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1" table:style-name="ce45">
            <text:p>1</text:p>
          </table:table-cell>
          <table:table-cell office:value-type="date" office:date-value="2012-11-12T00:00:00" table:style-name="ce46">
            <text:p>12-nov-12</text:p>
          </table:table-cell>
          <table:table-cell office:value-type="date" office:date-value="2012-11-12T00:00:00" table:style-name="ce47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8">
            <text:p>0,00</text:p>
          </table:table-cell>
          <table:table-cell office:value-type="float" office:value="4" table:formula="of:=[S3_12_nov_2012.AE8]" table:style-name="ce21">
            <text:p>4,00</text:p>
          </table:table-cell>
          <table:table-cell office:value-type="float" office:value="4" table:formula="of:=SUM([.AH8:.AI8])" table:style-name="ce49">
            <text:p>4,00</text:p>
          </table:table-cell>
          <table:table-cell office:value-type="float" office:value="4" table:style-name="ce50">
            <text:p>4,00</text:p>
          </table:table-cell>
          <table:table-cell table:style-name="ce15"/>
          <table:table-cell office:value-type="float" office:value="0" table:style-name="ce51">
            <text:p>0</text:p>
          </table:table-cell>
          <table:table-cell table:style-name="ce52"/>
          <table:table-cell table:number-columns-repeated="2" table:style-name="ce53"/>
          <table:table-cell office:value-type="float" office:value="285" table:formula="of:=SUM([.C8:.C26])" table:style-name="ce54">
            <text:p>285</text:p>
          </table:table-cell>
          <table:table-cell office:value-type="float" office:value="285" table:formula="of:=[.AQ8]" table:style-name="ce55">
            <text:p>285</text:p>
          </table:table-cell>
          <table:table-cell table:style-name="ce1"/>
          <table:table-cell table:style-name="ce15"/>
          <table:table-cell office:value-type="float" office:value="11.5" table:formula="of:=SUM([.F27];[.J27];[.N27];[.R27];[.V27];[.Z27];[.AD27];[S3_12_nov_2012.C27];[S3_12_nov_2012.G27];[S3_12_nov_2012.K27];[S3_12_nov_2012.O27];[S3_12_nov_2012.S27];[S3_12_nov_2012.W27];[S3_12_nov_2012.AA27])" table:style-name="ce22">
            <text:p>11,50</text:p>
          </table:table-cell>
          <table:table-cell office:value-type="float" office:value="7.5" table:formula="of:=SUM([.G27];[.K27];[.O27];[.S27];[.W27];[.AA27];[.AE27];[S3_12_nov_2012.D27];[S3_12_nov_2012.H27];[S3_12_nov_2012.L27];[S3_12_nov_2012.P27];[S3_12_nov_2012.T27];[S3_12_nov_2012.X27];[S3_12_nov_2012.AB27])" table:style-name="ce22">
            <text:p>7,50</text:p>
          </table:table-cell>
          <table:table-cell office:value-type="float" office:value="0" table:formula="of:=SUM([.H27];[.L27];[.P27];[.T27];[.X27];[.AB27];[.AF27];[S3_12_nov_2012.E27];[S3_12_nov_2012.I27];[S3_12_nov_2012.M27];[S3_12_nov_2012.Q27];[S3_12_nov_2012.U27];[S3_12_nov_2012.Y27];[S3_12_nov_2012.AC27])" table:style-name="ce22">
            <text:p>0,00</text:p>
          </table:table-cell>
          <table:table-cell office:value-type="float" office:value="0" table:formula="of:=SUM([.I27];[.M27];[.Q27];[.U27];[.Y27];[.AC27];[.AG27];[S3_12_nov_2012.F27];[S3_12_nov_2012.J27];[S3_12_nov_2012.N27];[S3_12_nov_2012.R27];[S3_12_nov_2012.V27];[S3_12_nov_2012.Z27];[S3_12_nov_2012.AD27])" table:style-name="ce22">
            <text:p>0,00</text:p>
          </table:table-cell>
          <table:table-cell table:number-columns-repeated="16334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24">
            <text:p>Planification des tests WEHA</text:p>
          </table:table-cell>
          <table:table-cell office:value-type="float" office:value="10" table:style-name="ce56">
            <text:p>10</text:p>
          </table:table-cell>
          <table:table-cell office:value-type="date" office:date-value="2012-11-12T00:00:00" table:style-name="ce57">
            <text:p>12-nov-12</text:p>
          </table:table-cell>
          <table:table-cell office:value-type="date" office:date-value="2012-11-12T00:00:00" table:style-name="ce58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8">
            <text:p>0,00</text:p>
          </table:table-cell>
          <table:table-cell office:value-type="float" office:value="1" table:formula="of:=[S3_12_nov_2012.AE9]" table:style-name="ce21">
            <text:p>1,00</text:p>
          </table:table-cell>
          <table:table-cell office:value-type="float" office:value="1" table:formula="of:=SUM([.AH9:.AI9])" table:style-name="ce49">
            <text:p>1,00</text:p>
          </table:table-cell>
          <table:table-cell office:value-type="float" office:value="1" table:style-name="ce59">
            <text:p>1,00</text:p>
          </table:table-cell>
          <table:table-cell table:style-name="ce15"/>
          <table:table-cell office:value-type="float" office:value="1" table:style-name="ce51">
            <text:p>1</text:p>
          </table:table-cell>
          <table:table-cell office:value-type="date" office:date-value="2012-11-12T00:00:00" table:style-name="ce60">
            <text:p>12-nov-12</text:p>
          </table:table-cell>
          <table:table-cell office:value-type="float" office:value="11" table:formula="of:=SUMIF([.D8:.D26];[.AN9];[.C8:.C26])" table:style-name="ce53">
            <text:p>11</text:p>
          </table:table-cell>
          <table:table-cell office:value-type="float" office:value="11" table:formula="of:=IF([.AN9]&lt;=NOW();SUMIF([.E8:.E26];[.AN9];[.C8:.C26]);&quot;&quot;)" table:style-name="ce61">
            <text:p>11</text:p>
          </table:table-cell>
          <table:table-cell office:value-type="float" office:value="274" table:formula="of:=[.AQ8]-[.AO9]" table:style-name="ce62">
            <text:p>274</text:p>
          </table:table-cell>
          <table:table-cell office:value-type="float" office:value="274" table:formula="of:=IF([.AP9]&lt;&gt;&quot;&quot;;[.AR8]-[.AP9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Installer JavaBridge</text:p>
          </table:table-cell>
          <table:table-cell office:value-type="float" office:value="50" table:style-name="ce56">
            <text:p>50</text:p>
          </table:table-cell>
          <table:table-cell office:value-type="date" office:date-value="2012-11-13T00:00:00" table:style-name="ce57">
            <text:p>13-nov-12</text:p>
          </table:table-cell>
          <table:table-cell office:value-type="date" office:date-value="2012-11-18T00:00:00" table:style-name="ce58">
            <text:p>18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8">
            <text:p>0,00</text:p>
          </table:table-cell>
          <table:table-cell office:value-type="float" office:value="9.5" table:formula="of:=[S3_12_nov_2012.AE10]" table:style-name="ce21">
            <text:p>9,50</text:p>
          </table:table-cell>
          <table:table-cell office:value-type="float" office:value="9.5" table:formula="of:=SUM([.AH10:.AI10])" table:style-name="ce49">
            <text:p>9,50</text:p>
          </table:table-cell>
          <table:table-cell office:value-type="float" office:value="6" table:style-name="ce59">
            <text:p>6,00</text:p>
          </table:table-cell>
          <table:table-cell table:style-name="ce15"/>
          <table:table-cell office:value-type="float" office:value="2" table:style-name="ce51">
            <text:p>2</text:p>
          </table:table-cell>
          <table:table-cell office:value-type="date" office:date-value="2012-11-13T00:00:00" table:style-name="ce60">
            <text:p>13-nov-12</text:p>
          </table:table-cell>
          <table:table-cell office:value-type="float" office:value="50" table:formula="of:=SUMIF([.D8:.D26];[.AN10];[.C8:.C26])" table:style-name="ce53">
            <text:p>50</text:p>
          </table:table-cell>
          <table:table-cell office:value-type="float" office:value="0" table:formula="of:=IF([.AN10]&lt;=NOW();SUMIF([.E8:.E26];[.AN10];[.C8:.C26]);&quot;&quot;)" table:style-name="ce61">
            <text:p>0</text:p>
          </table:table-cell>
          <table:table-cell office:value-type="float" office:value="224" table:formula="of:=[.AQ9]-[.AO10]" table:style-name="ce62">
            <text:p>224</text:p>
          </table:table-cell>
          <table:table-cell office:value-type="float" office:value="274" table:formula="of:=IF([.AP10]&lt;&gt;&quot;&quot;;[.AR9]-[.AP10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2" table:style-name="ce25">
            <text:p>22</text:p>
          </table:table-cell>
          <table:table-cell office:value-type="string" table:style-name="ce17">
            <text:p>Spécification de du code de l'interfac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14T00:00:00" table:style-name="ce46">
            <text:p>14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8">
            <text:p>0,00</text:p>
          </table:table-cell>
          <table:table-cell office:value-type="float" office:value="0.5" table:formula="of:=[S3_12_nov_2012.AE11]" table:style-name="ce21">
            <text:p>0,50</text:p>
          </table:table-cell>
          <table:table-cell office:value-type="float" office:value="0.5" table:formula="of:=SUM([.AH11:.AI11])" table:style-name="ce49">
            <text:p>0,50</text:p>
          </table:table-cell>
          <table:table-cell office:value-type="float" office:value="2" table:style-name="ce64">
            <text:p>2,00</text:p>
          </table:table-cell>
          <table:table-cell table:style-name="ce15"/>
          <table:table-cell office:value-type="float" office:value="3" table:style-name="ce51">
            <text:p>3</text:p>
          </table:table-cell>
          <table:table-cell office:value-type="date" office:date-value="2012-11-14T00:00:00" table:style-name="ce60">
            <text:p>14-nov-12</text:p>
          </table:table-cell>
          <table:table-cell office:value-type="float" office:value="10" table:formula="of:=SUMIF([.D8:.D26];[.AN11];[.C8:.C26])" table:style-name="ce53">
            <text:p>10</text:p>
          </table:table-cell>
          <table:table-cell office:value-type="float" office:value="0" table:formula="of:=IF([.AN11]&lt;=NOW();SUMIF([.E8:.E26];[.AN11];[.C8:.C26]);&quot;&quot;)" table:style-name="ce61">
            <text:p>0</text:p>
          </table:table-cell>
          <table:table-cell office:value-type="float" office:value="214" table:formula="of:=[.AQ10]-[.AO11]" table:style-name="ce62">
            <text:p>214</text:p>
          </table:table-cell>
          <table:table-cell office:value-type="float" office:value="274" table:formula="of:=IF([.AP11]&lt;&gt;&quot;&quot;;[.AR10]-[.AP11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6">
            <text:p>Rencontre virtuelle avec M. Dupuis.</text:p>
          </table:table-cell>
          <table:table-cell office:value-type="float" office:value="1" table:style-name="ce65">
            <text:p>1</text:p>
          </table:table-cell>
          <table:table-cell office:value-type="date" office:date-value="2012-11-16T00:00:00" table:style-name="ce66">
            <text:p>16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8">
            <text:p>0,00</text:p>
          </table:table-cell>
          <table:table-cell office:value-type="float" office:value="0" table:formula="of:=[S3_12_nov_2012.AE12]" table:style-name="ce21">
            <text:p>0,00</text:p>
          </table:table-cell>
          <table:table-cell office:value-type="float" office:value="0" table:formula="of:=SUM([.AH12:.AI12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4" table:style-name="ce51">
            <text:p>4</text:p>
          </table:table-cell>
          <table:table-cell office:value-type="date" office:date-value="2012-11-15T00:00:00" table:style-name="ce60">
            <text:p>15-nov-12</text:p>
          </table:table-cell>
          <table:table-cell office:value-type="float" office:value="0" table:formula="of:=SUMIF([.D8:.D26];[.AN12];[.C8:.C26])" table:style-name="ce53">
            <text:p>0</text:p>
          </table:table-cell>
          <table:table-cell office:value-type="float" office:value="0" table:formula="of:=IF([.AN12]&lt;=NOW();SUMIF([.E8:.E26];[.AN12];[.C8:.C26]);&quot;&quot;)" table:style-name="ce61">
            <text:p>0</text:p>
          </table:table-cell>
          <table:table-cell office:value-type="float" office:value="214" table:formula="of:=[.AQ11]-[.AO12]" table:style-name="ce62">
            <text:p>214</text:p>
          </table:table-cell>
          <table:table-cell office:value-type="float" office:value="274" table:formula="of:=IF([.AP12]&lt;&gt;&quot;&quot;;[.AR11]-[.AP12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6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8">
            <text:p>0,00</text:p>
          </table:table-cell>
          <table:table-cell office:value-type="float" office:value="4" table:formula="of:=[S3_12_nov_2012.AE13]" table:style-name="ce21">
            <text:p>4,00</text:p>
          </table:table-cell>
          <table:table-cell office:value-type="float" office:value="4" table:formula="of:=SUM([.AH13:.AI13])" table:style-name="ce49">
            <text:p>4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5" table:style-name="ce51">
            <text:p>5</text:p>
          </table:table-cell>
          <table:table-cell office:value-type="date" office:date-value="2012-11-16T00:00:00" table:style-name="ce60">
            <text:p>16-nov-12</text:p>
          </table:table-cell>
          <table:table-cell office:value-type="float" office:value="1" table:formula="of:=SUMIF([.D8:.D26];[.AN13];[.C8:.C26])" table:style-name="ce53">
            <text:p>1</text:p>
          </table:table-cell>
          <table:table-cell office:value-type="float" office:value="0" table:formula="of:=IF([.AN13]&lt;=NOW();SUMIF([.E8:.E26];[.AN13];[.C8:.C26]);&quot;&quot;)" table:style-name="ce61">
            <text:p>0</text:p>
          </table:table-cell>
          <table:table-cell office:value-type="float" office:value="213" table:formula="of:=[.AQ12]-[.AO13]" table:style-name="ce62">
            <text:p>213</text:p>
          </table:table-cell>
          <table:table-cell office:value-type="float" office:value="274" table:formula="of:=IF([.AP13]&lt;&gt;&quot;&quot;;[.AR12]-[.AP13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office:value-type="float" office:value="20" table:style-name="ce68">
            <text:p>20</text:p>
          </table:table-cell>
          <table:table-cell office:value-type="date" office:date-value="2012-11-18T00:00:00" table:style-name="ce46">
            <text:p>1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8">
            <text:p>0,00</text:p>
          </table:table-cell>
          <table:table-cell office:value-type="float" office:value="0" table:formula="of:=[S3_12_nov_2012.AE14]" table:style-name="ce21">
            <text:p>0,00</text:p>
          </table:table-cell>
          <table:table-cell office:value-type="float" office:value="0" table:formula="of:=SUM([.AH14:.AI14])" table:style-name="ce49">
            <text:p>0,00</text:p>
          </table:table-cell>
          <table:table-cell office:value-type="float" office:value="6" table:style-name="ce50">
            <text:p>6,00</text:p>
          </table:table-cell>
          <table:table-cell table:style-name="ce15"/>
          <table:table-cell office:value-type="float" office:value="6" table:style-name="ce51">
            <text:p>6</text:p>
          </table:table-cell>
          <table:table-cell office:value-type="date" office:date-value="2012-11-17T00:00:00" table:style-name="ce60">
            <text:p>17-nov-12</text:p>
          </table:table-cell>
          <table:table-cell office:value-type="float" office:value="0" table:formula="of:=SUMIF([.D8:.D26];[.AN14];[.C8:.C26])" table:style-name="ce53">
            <text:p>0</text:p>
          </table:table-cell>
          <table:table-cell office:value-type="float" office:value="0" table:formula="of:=IF([.AN14]&lt;=NOW();SUMIF([.E8:.E26];[.AN14];[.C8:.C26]);&quot;&quot;)" table:style-name="ce61">
            <text:p>0</text:p>
          </table:table-cell>
          <table:table-cell office:value-type="float" office:value="213" table:formula="of:=[.AQ13]-[.AO14]" table:style-name="ce62">
            <text:p>213</text:p>
          </table:table-cell>
          <table:table-cell office:value-type="float" office:value="274" table:formula="of:=IF([.AP14]&lt;&gt;&quot;&quot;;[.AR13]-[.AP14];&quot;&quot;)" table:style-name="ce55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4">
            <text:p>Tester SentenceDiff.outputDiff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4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48">
            <text:p>0,00</text:p>
          </table:table-cell>
          <table:table-cell office:value-type="float" office:value="0" table:formula="of:=[S3_12_nov_2012.AE15]" table:style-name="ce21">
            <text:p>0,00</text:p>
          </table:table-cell>
          <table:table-cell office:value-type="float" office:value="0" table:formula="of:=SUM([.AH15:.AI15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7" table:style-name="ce51">
            <text:p>7</text:p>
          </table:table-cell>
          <table:table-cell office:value-type="date" office:date-value="2012-11-18T00:00:00" table:style-name="ce60">
            <text:p>18-nov-12</text:p>
          </table:table-cell>
          <table:table-cell office:value-type="float" office:value="100" table:formula="of:=SUMIF([.D8:.D26];[.AN15];[.C8:.C26])" table:style-name="ce53">
            <text:p>100</text:p>
          </table:table-cell>
          <table:table-cell office:value-type="float" office:value="50" table:formula="of:=IF([.AN15]&lt;=NOW();SUMIF([.E8:.E26];[.AN15];[.C8:.C26]);&quot;&quot;)" table:style-name="ce61">
            <text:p>50</text:p>
          </table:table-cell>
          <table:table-cell office:value-type="float" office:value="113" table:formula="of:=[.AQ14]-[.AO15]" table:style-name="ce62">
            <text:p>113</text:p>
          </table:table-cell>
          <table:table-cell office:value-type="float" office:value="224" table:formula="of:=IF([.AP15]&lt;&gt;&quot;&quot;;[.AR14]-[.AP15];&quot;&quot;)" table:style-name="ce55">
            <text:p>22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7">
            <text:p>Tester SentenceDiff.separateSentences()</text:p>
          </table:table-cell>
          <table:table-cell office:value-type="float" office:value="20" table:style-name="ce69">
            <text:p>20</text:p>
          </table:table-cell>
          <table:table-cell office:value-type="date" office:date-value="2012-11-18T00:00:00" table:style-name="ce70">
            <text:p>1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6:.AG16])" table:style-name="ce48">
            <text:p>0,00</text:p>
          </table:table-cell>
          <table:table-cell office:value-type="float" office:value="0" table:formula="of:=[S3_12_nov_2012.AE16]" table:style-name="ce21">
            <text:p>0,00</text:p>
          </table:table-cell>
          <table:table-cell office:value-type="float" office:value="0" table:formula="of:=SUM([.AH16:.AI16])" table:style-name="ce49">
            <text:p>0,00</text:p>
          </table:table-cell>
          <table:table-cell office:value-type="float" office:value="4" table:style-name="ce71">
            <text:p>4,00</text:p>
          </table:table-cell>
          <table:table-cell table:style-name="ce15"/>
          <table:table-cell office:value-type="float" office:value="8" table:style-name="ce51">
            <text:p>8</text:p>
          </table:table-cell>
          <table:table-cell office:value-type="date" office:date-value="2012-11-19T00:00:00" table:style-name="ce60">
            <text:p>19-nov-12</text:p>
          </table:table-cell>
          <table:table-cell office:value-type="float" office:value="1" table:formula="of:=SUMIF([.D8:.D26];[.AN16];[.C8:.C26])" table:style-name="ce53">
            <text:p>1</text:p>
          </table:table-cell>
          <table:table-cell office:value-type="string" office:string-value="" table:formula="of:=IF([.AN16]&lt;=NOW();SUMIF([.E8:.E26];[.AN16];[.C8:.C26]);&quot;&quot;)" table:style-name="ce61"/>
          <table:table-cell office:value-type="float" office:value="112" table:formula="of:=[.AQ15]-[.AO16]" table:style-name="ce62">
            <text:p>112</text:p>
          </table:table-cell>
          <table:table-cell office:value-type="string" office:string-value="" table:formula="of:=IF([.AP16]&lt;&gt;&quot;&quot;;[.AR15]-[.AP16];&quot;&quot;)" table:style-name="ce55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Tester SentenceDiff.exactMatch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18T00:00:00" table:style-name="ce66">
            <text:p>1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7:.AG17])" table:style-name="ce48">
            <text:p>0,00</text:p>
          </table:table-cell>
          <table:table-cell office:value-type="float" office:value="0" table:formula="of:=[S3_12_nov_2012.AE17]" table:style-name="ce21">
            <text:p>0,00</text:p>
          </table:table-cell>
          <table:table-cell office:value-type="float" office:value="0" table:formula="of:=SUM([.AH17:.AI17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9" table:style-name="ce51">
            <text:p>9</text:p>
          </table:table-cell>
          <table:table-cell office:value-type="date" office:date-value="2012-11-20T00:00:00" table:style-name="ce60">
            <text:p>20-nov-12</text:p>
          </table:table-cell>
          <table:table-cell office:value-type="float" office:value="10" table:formula="of:=SUMIF([.D8:.D26];[.AN17];[.C8:.C26])" table:style-name="ce53">
            <text:p>10</text:p>
          </table:table-cell>
          <table:table-cell office:value-type="string" office:string-value="" table:formula="of:=IF([.AN17]&lt;=NOW();SUMIF([.E8:.E26];[.AN17];[.C8:.C26]);&quot;&quot;)" table:style-name="ce61"/>
          <table:table-cell office:value-type="float" office:value="102" table:formula="of:=[.AQ16]-[.AO17]" table:style-name="ce62">
            <text:p>102</text:p>
          </table:table-cell>
          <table:table-cell office:value-type="string" office:string-value="" table:formula="of:=IF([.AP17]&lt;&gt;&quot;&quot;;[.AR16]-[.AP17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Rencontre pour de la revue de la semaine</text:p>
          </table:table-cell>
          <table:table-cell office:value-type="float" office:value="1" table:style-name="ce56">
            <text:p>1</text:p>
          </table:table-cell>
          <table:table-cell office:value-type="date" office:date-value="2012-11-19T00:00:00" table:style-name="ce66">
            <text:p>19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8">
            <text:p>0,00</text:p>
          </table:table-cell>
          <table:table-cell office:value-type="float" office:value="0" table:formula="of:=[S3_12_nov_2012.AE18]" table:style-name="ce21">
            <text:p>0,00</text:p>
          </table:table-cell>
          <table:table-cell office:value-type="float" office:value="0" table:formula="of:=SUM([.AH18:.AI18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0" table:style-name="ce51">
            <text:p>10</text:p>
          </table:table-cell>
          <table:table-cell office:value-type="date" office:date-value="2012-11-21T00:00:00" table:style-name="ce60">
            <text:p>21-nov-12</text:p>
          </table:table-cell>
          <table:table-cell office:value-type="float" office:value="0" table:formula="of:=SUMIF([.D8:.D26];[.AN18];[.C8:.C26])" table:style-name="ce53">
            <text:p>0</text:p>
          </table:table-cell>
          <table:table-cell office:value-type="string" office:string-value="" table:formula="of:=IF([.AN18]&lt;=NOW();SUMIF([.E8:.E26];[.AN18];[.C8:.C26]);&quot;&quot;)" table:style-name="ce61"/>
          <table:table-cell office:value-type="float" office:value="102" table:formula="of:=[.AQ17]-[.AO18]" table:style-name="ce62">
            <text:p>102</text:p>
          </table:table-cell>
          <table:table-cell office:value-type="string" office:string-value="" table:formula="of:=IF([.AP18]&lt;&gt;&quot;&quot;;[.AR17]-[.AP18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office:value-type="float" office:value="10" table:style-name="ce56">
            <text:p>10</text:p>
          </table:table-cell>
          <table:table-cell office:value-type="date" office:date-value="2012-11-20T00:00:00" table:style-name="ce46">
            <text:p>20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9:.AG19])" table:style-name="ce48">
            <text:p>0,00</text:p>
          </table:table-cell>
          <table:table-cell office:value-type="float" office:value="0" table:formula="of:=[S3_12_nov_2012.AE19]" table:style-name="ce21">
            <text:p>0,00</text:p>
          </table:table-cell>
          <table:table-cell office:value-type="float" office:value="0" table:formula="of:=SUM([.AH19:.AI19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1" table:style-name="ce51">
            <text:p>11</text:p>
          </table:table-cell>
          <table:table-cell office:value-type="date" office:date-value="2012-11-22T00:00:00" table:style-name="ce60">
            <text:p>22-nov-12</text:p>
          </table:table-cell>
          <table:table-cell office:value-type="float" office:value="0" table:formula="of:=SUMIF([.D8:.D26];[.AN19];[.C8:.C26])" table:style-name="ce53">
            <text:p>0</text:p>
          </table:table-cell>
          <table:table-cell office:value-type="string" office:string-value="" table:formula="of:=IF([.AN19]&lt;=NOW();SUMIF([.E8:.E26];[.AN19];[.C8:.C26]);&quot;&quot;)" table:style-name="ce61"/>
          <table:table-cell office:value-type="float" office:value="102" table:formula="of:=[.AQ18]-[.AO19]" table:style-name="ce62">
            <text:p>102</text:p>
          </table:table-cell>
          <table:table-cell office:value-type="string" office:string-value="" table:formula="of:=IF([.AP19]&lt;&gt;&quot;&quot;;[.AR18]-[.AP19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Revue et Rétrospective du sprint 3.</text:p>
          </table:table-cell>
          <table:table-cell office:value-type="float" office:value="1" table:style-name="ce56">
            <text:p>1</text:p>
          </table:table-cell>
          <table:table-cell office:value-type="date" office:date-value="2012-11-25T00:00:00" table:style-name="ce66">
            <text:p>25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8">
            <text:p>0,00</text:p>
          </table:table-cell>
          <table:table-cell office:value-type="float" office:value="0" table:formula="of:=[S3_12_nov_2012.AE20]" table:style-name="ce21">
            <text:p>0,00</text:p>
          </table:table-cell>
          <table:table-cell office:value-type="float" office:value="0" table:formula="of:=SUM([.AH20:.AI20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12" table:style-name="ce51">
            <text:p>12</text:p>
          </table:table-cell>
          <table:table-cell office:value-type="date" office:date-value="2012-11-23T00:00:00" table:style-name="ce60">
            <text:p>23-nov-12</text:p>
          </table:table-cell>
          <table:table-cell office:value-type="float" office:value="0" table:formula="of:=SUMIF([.D8:.D26];[.AN20];[.C8:.C26])" table:style-name="ce53">
            <text:p>0</text:p>
          </table:table-cell>
          <table:table-cell office:value-type="string" office:string-value="" table:formula="of:=IF([.AN20]&lt;=NOW();SUMIF([.E8:.E26];[.AN20];[.C8:.C26]);&quot;&quot;)" table:style-name="ce61"/>
          <table:table-cell office:value-type="float" office:value="102" table:formula="of:=[.AQ19]-[.AO20]" table:style-name="ce62">
            <text:p>102</text:p>
          </table:table-cell>
          <table:table-cell office:value-type="string" office:string-value="" table:formula="of:=IF([.AP20]&lt;&gt;&quot;&quot;;[.AR19]-[.AP20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Tester SentenceDiff.matchingSentence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4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1:.AG21])" table:style-name="ce48">
            <text:p>0,00</text:p>
          </table:table-cell>
          <table:table-cell office:value-type="float" office:value="0" table:formula="of:=[S3_12_nov_2012.AE21]" table:style-name="ce21">
            <text:p>0,00</text:p>
          </table:table-cell>
          <table:table-cell office:value-type="float" office:value="0" table:formula="of:=SUM([.AH21:.AI21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3" table:style-name="ce51">
            <text:p>13</text:p>
          </table:table-cell>
          <table:table-cell office:value-type="date" office:date-value="2012-11-24T00:00:00" table:style-name="ce60">
            <text:p>24-nov-12</text:p>
          </table:table-cell>
          <table:table-cell office:value-type="float" office:value="0" table:formula="of:=SUMIF([.D8:.D26];[.AN21];[.C8:.C26])" table:style-name="ce53">
            <text:p>0</text:p>
          </table:table-cell>
          <table:table-cell office:value-type="string" office:string-value="" table:formula="of:=IF([.AN21]&lt;=NOW();SUMIF([.E8:.E26];[.AN21];[.C8:.C26]);&quot;&quot;)" table:style-name="ce61"/>
          <table:table-cell office:value-type="float" office:value="102" table:formula="of:=[.AQ20]-[.AO21]" table:style-name="ce62">
            <text:p>102</text:p>
          </table:table-cell>
          <table:table-cell office:value-type="string" office:string-value="" table:formula="of:=IF([.AP21]&lt;&gt;&quot;&quot;;[.AR20]-[.AP21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Tester SentenceDiff.mergeSentence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8">
            <text:p>0,00</text:p>
          </table:table-cell>
          <table:table-cell office:value-type="float" office:value="0" table:formula="of:=[S3_12_nov_2012.AE22]" table:style-name="ce21">
            <text:p>0,00</text:p>
          </table:table-cell>
          <table:table-cell office:value-type="float" office:value="0" table:formula="of:=SUM([.AH22:.AI22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4" table:style-name="ce51">
            <text:p>14</text:p>
          </table:table-cell>
          <table:table-cell office:value-type="date" office:date-value="2012-11-25T00:00:00" table:style-name="ce60">
            <text:p>25-nov-12</text:p>
          </table:table-cell>
          <table:table-cell office:value-type="float" office:value="102" table:formula="of:=SUMIF([.D8:.D26];[.AN22];[.C8:.C26])" table:style-name="ce53">
            <text:p>102</text:p>
          </table:table-cell>
          <table:table-cell office:value-type="string" office:string-value="" table:formula="of:=IF([.AN22]&lt;=NOW();SUMIF([.E8:.E26];[.AN22];[.C8:.C26]);&quot;&quot;)" table:style-name="ce61"/>
          <table:table-cell office:value-type="float" office:value="0" table:formula="of:=[.AQ21]-[.AO22]" table:style-name="ce62">
            <text:p>0</text:p>
          </table:table-cell>
          <table:table-cell office:value-type="string" office:string-value="" table:formula="of:=IF([.AP22]&lt;&gt;&quot;&quot;;[.AR21]-[.AP22];&quot;&quot;)" table:style-name="ce55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Tester WikiDiffFormatter.outputDiff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3:.AG23])" table:style-name="ce48">
            <text:p>0,00</text:p>
          </table:table-cell>
          <table:table-cell office:value-type="float" office:value="0" table:formula="of:=[S3_12_nov_2012.AE23]" table:style-name="ce21">
            <text:p>0,00</text:p>
          </table:table-cell>
          <table:table-cell office:value-type="float" office:value="0" table:formula="of:=SUM([.AH23:.AI23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6" table:style-name="ce27">
            <text:p>46</text:p>
          </table:table-cell>
          <table:table-cell office:value-type="string" table:style-name="ce27">
            <text:p>Tester ActionCategorizer.printResult()</text:p>
          </table:table-cell>
          <table:table-cell office:value-type="float" office:value="20" table:style-name="ce69">
            <text:p>20</text:p>
          </table:table-cell>
          <table:table-cell office:value-type="date" office:date-value="2012-11-25T00:00:00" table:style-name="ce70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4:.AG24])" table:style-name="ce48">
            <text:p>0,00</text:p>
          </table:table-cell>
          <table:table-cell office:value-type="float" office:value="0" table:formula="of:=[S3_12_nov_2012.AE24]" table:style-name="ce21">
            <text:p>0,00</text:p>
          </table:table-cell>
          <table:table-cell office:value-type="float" office:value="0" table:formula="of:=SUM([.AH24:.AI24])" table:style-name="ce49">
            <text:p>0,00</text:p>
          </table:table-cell>
          <table:table-cell office:value-type="float" office:value="4" table:style-name="ce71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Tester ActionCategorizer.printResult()</text:p>
          </table:table-cell>
          <table:table-cell office:value-type="float" office:value="20" table:style-name="ce56">
            <text:p>20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5:.AG25])" table:style-name="ce48">
            <text:p>0,00</text:p>
          </table:table-cell>
          <table:table-cell office:value-type="float" office:value="0" table:formula="of:=[S3_12_nov_2012.AE25]" table:style-name="ce21">
            <text:p>0,00</text:p>
          </table:table-cell>
          <table:table-cell office:value-type="float" office:value="0" table:formula="of:=SUM([.AH25:.AI25])" table:style-name="ce49">
            <text:p>0,00</text:p>
          </table:table-cell>
          <table:table-cell office:value-type="float" office:value="4" table:style-name="ce67">
            <text:p>4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Planification du sprint 4</text:p>
          </table:table-cell>
          <table:table-cell office:value-type="float" office:value="1" table:style-name="ce56">
            <text:p>1</text:p>
          </table:table-cell>
          <table:table-cell office:value-type="date" office:date-value="2012-11-25T00:00:00" table:style-name="ce66">
            <text:p>25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6:.AG26])" table:style-name="ce48">
            <text:p>0,00</text:p>
          </table:table-cell>
          <table:table-cell office:value-type="float" office:value="0" table:formula="of:=[S3_12_nov_2012.AE26]" table:style-name="ce21">
            <text:p>0,00</text:p>
          </table:table-cell>
          <table:table-cell office:value-type="float" office:value="0" table:formula="of:=SUM([.AH26:.AI26])" table:style-name="ce49">
            <text:p>0,00</text:p>
          </table:table-cell>
          <table:table-cell office:value-type="float" office:value="1" table:style-name="ce67">
            <text:p>1,00</text:p>
          </table:table-cell>
          <table:table-cell table:number-columns-repeated="2" table:style-name="ce15"/>
          <table:table-cell table:style-name="ce72"/>
          <table:table-cell table:number-columns-repeated="4" table:style-name="ce73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table:number-columns-repeated="3" table:style-name="ce24"/>
          <table:table-cell office:value-type="float" office:value="0" table:formula="of:=SUM([.F8:.F26])" table:style-name="ce30">
            <text:p>0,00</text:p>
          </table:table-cell>
          <table:table-cell office:value-type="float" office:value="0" table:formula="of:=SUM([.G8:.G26])" table:style-name="ce31">
            <text:p>0,00</text:p>
          </table:table-cell>
          <table:table-cell office:value-type="float" office:value="0" table:formula="of:=SUM([.H8:.H26])" table:style-name="ce32">
            <text:p>0,00</text:p>
          </table:table-cell>
          <table:table-cell office:value-type="float" office:value="0" table:formula="of:=SUM([.I8:.I26])" table:style-name="ce33">
            <text:p>0,00</text:p>
          </table:table-cell>
          <table:table-cell office:value-type="float" office:value="0" table:formula="of:=SUM([.J8:.J26])" table:style-name="ce30">
            <text:p>0,00</text:p>
          </table:table-cell>
          <table:table-cell office:value-type="float" office:value="0" table:formula="of:=SUM([.K8:.K26])" table:style-name="ce31">
            <text:p>0,00</text:p>
          </table:table-cell>
          <table:table-cell office:value-type="float" office:value="0" table:formula="of:=SUM([.L8:.L26])" table:style-name="ce32">
            <text:p>0,00</text:p>
          </table:table-cell>
          <table:table-cell office:value-type="float" office:value="0" table:formula="of:=SUM([.M8:.M26])" table:style-name="ce33">
            <text:p>0,00</text:p>
          </table:table-cell>
          <table:table-cell office:value-type="float" office:value="0" table:formula="of:=SUM([.N8:.N26])" table:style-name="ce30">
            <text:p>0,00</text:p>
          </table:table-cell>
          <table:table-cell office:value-type="float" office:value="0" table:formula="of:=SUM([.O8:.O26])" table:style-name="ce31">
            <text:p>0,00</text:p>
          </table:table-cell>
          <table:table-cell office:value-type="float" office:value="0" table:formula="of:=SUM([.P8:.P26])" table:style-name="ce32">
            <text:p>0,00</text:p>
          </table:table-cell>
          <table:table-cell office:value-type="float" office:value="0" table:formula="of:=SUM([.Q8:.Q26])" table:style-name="ce33">
            <text:p>0,00</text:p>
          </table:table-cell>
          <table:table-cell office:value-type="float" office:value="0" table:formula="of:=SUM([.R8:.R26])" table:style-name="ce30">
            <text:p>0,00</text:p>
          </table:table-cell>
          <table:table-cell office:value-type="float" office:value="0" table:formula="of:=SUM([.S8:.S26])" table:style-name="ce31">
            <text:p>0,00</text:p>
          </table:table-cell>
          <table:table-cell office:value-type="float" office:value="0" table:formula="of:=SUM([.T8:.T26])" table:style-name="ce32">
            <text:p>0,00</text:p>
          </table:table-cell>
          <table:table-cell office:value-type="float" office:value="0" table:formula="of:=SUM([.U8:.U26])" table:style-name="ce33">
            <text:p>0,00</text:p>
          </table:table-cell>
          <table:table-cell office:value-type="float" office:value="0" table:formula="of:=SUM([.V8:.V26])" table:style-name="ce30">
            <text:p>0,00</text:p>
          </table:table-cell>
          <table:table-cell office:value-type="float" office:value="0" table:formula="of:=SUM([.W8:.W26])" table:style-name="ce31">
            <text:p>0,00</text:p>
          </table:table-cell>
          <table:table-cell office:value-type="float" office:value="0" table:formula="of:=SUM([.X8:.X26])" table:style-name="ce32">
            <text:p>0,00</text:p>
          </table:table-cell>
          <table:table-cell office:value-type="float" office:value="0" table:formula="of:=SUM([.Y8:.Y26])" table:style-name="ce33">
            <text:p>0,00</text:p>
          </table:table-cell>
          <table:table-cell office:value-type="float" office:value="0" table:formula="of:=SUM([.Z8:.Z26])" table:style-name="ce30">
            <text:p>0,00</text:p>
          </table:table-cell>
          <table:table-cell office:value-type="float" office:value="0" table:formula="of:=SUM([.AA8:.AA26])" table:style-name="ce31">
            <text:p>0,00</text:p>
          </table:table-cell>
          <table:table-cell office:value-type="float" office:value="0" table:formula="of:=SUM([.AB8:.AB26])" table:style-name="ce32">
            <text:p>0,00</text:p>
          </table:table-cell>
          <table:table-cell office:value-type="float" office:value="0" table:formula="of:=SUM([.AC8:.AC26])" table:style-name="ce33">
            <text:p>0,00</text:p>
          </table:table-cell>
          <table:table-cell office:value-type="float" office:value="0" table:formula="of:=SUM([.AD8:.AD26])" table:style-name="ce30">
            <text:p>0,00</text:p>
          </table:table-cell>
          <table:table-cell office:value-type="float" office:value="0" table:formula="of:=SUM([.AE8:.AE26])" table:style-name="ce31">
            <text:p>0,00</text:p>
          </table:table-cell>
          <table:table-cell office:value-type="float" office:value="0" table:formula="of:=SUM([.AF8:.AF26])" table:style-name="ce32">
            <text:p>0,00</text:p>
          </table:table-cell>
          <table:table-cell office:value-type="float" office:value="0" table:formula="of:=SUM([.AG8:.AG26])" table:style-name="ce33">
            <text:p>0,00</text:p>
          </table:table-cell>
          <table:table-cell table:style-name="ce74"/>
          <table:table-cell table:number-columns-repeated="12" table:style-name="ce34"/>
          <table:table-cell table:number-columns-repeated="16338"/>
        </table:table-row>
        <table:table-row table:style-name="ro1">
          <table:table-cell table:style-name="ce35"/>
          <table:table-cell office:value-type="string" table:style-name="ce35">
            <text:p>Total des heures</text:p>
          </table:table-cell>
          <table:table-cell table:number-columns-repeated="3" table:style-name="ce4"/>
          <table:table-cell office:value-type="float" office:value="0" table:formula="of:=SUM([.F27:.I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J27:.M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N27:.Q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R27:.U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V27:.Y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Z27:.AC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AD27:.AG27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AH8:.AH26])" table:style-name="ce75">
            <text:p>0,00</text:p>
          </table:table-cell>
          <table:table-cell office:value-type="float" office:value="19" table:formula="of:=SUM([.AI8:.AI26])" table:style-name="ce36">
            <text:p>19,00</text:p>
          </table:table-cell>
          <table:table-cell office:value-type="float" office:value="19" table:formula="of:=SUM([.AJ8:.AJ26])" table:style-name="ce76">
            <text:p>19,00</text:p>
          </table:table-cell>
          <table:table-cell office:value-type="float" office:value="70" table:formula="of:=SUM([.AK8:.AK26])" table:style-name="ce76">
            <text:p>70,0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48" table:style-name="ro3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7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7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4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38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38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38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38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38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38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38">
            <text:p>11-nov-12</text:p>
          </table:table-cell>
          <table:covered-table-cell table:number-columns-repeated="3"/>
          <table:table-cell table:style-name="ce40"/>
          <table:table-cell table:number-columns-repeated="4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office:value-type="string" table:number-columns-spanned="4" table:number-rows-spanned="1" table:style-name="ce37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2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3">
            <text:p>Jour</text:p>
          </table:table-cell>
          <table:table-cell office:value-type="string" table:style-name="ce44">
            <text:p>Date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fait</text:p>
          </table:table-cell>
          <table:table-cell office:value-type="string" table:style-name="ce43">
            <text:p>Pointage planifié</text:p>
          </table:table-cell>
          <table:table-cell office:value-type="string" table:style-name="ce43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25">
            <text:p>Document Sprint 2</text:p>
          </table:table-cell>
          <table:table-cell office:value-type="float" office:value="5" table:style-name="ce63">
            <text:p>5</text:p>
          </table:table-cell>
          <table:table-cell office:value-type="date" office:date-value="2012-10-29T00:00:00" table:style-name="ce47">
            <text:p>29-oct-12</text:p>
          </table:table-cell>
          <table:table-cell office:value-type="date" office:date-value="2012-10-29T00:00:00" table:style-name="ce47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8">
            <text:p>0,00</text:p>
          </table:table-cell>
          <table:table-cell office:value-type="float" office:value="1.5" table:formula="of:=[S2_29_oct_2012.AE5]" table:style-name="ce21">
            <text:p>1,50</text:p>
          </table:table-cell>
          <table:table-cell office:value-type="float" office:value="1.5" table:formula="of:=SUM([.AH8:.AI8])" table:style-name="ce49">
            <text:p>1,50</text:p>
          </table:table-cell>
          <table:table-cell office:value-type="float" office:value="2" table:style-name="ce50">
            <text:p>2,00</text:p>
          </table:table-cell>
          <table:table-cell table:style-name="ce15"/>
          <table:table-cell office:value-type="float" office:value="0" table:style-name="ce51">
            <text:p>0</text:p>
          </table:table-cell>
          <table:table-cell table:style-name="ce52"/>
          <table:table-cell table:number-columns-repeated="2" table:style-name="ce53"/>
          <table:table-cell office:value-type="float" office:value="200" table:formula="of:=SUM([.C8:.C23])" table:style-name="ce54">
            <text:p>200</text:p>
          </table:table-cell>
          <table:table-cell office:value-type="float" office:value="200" table:formula="of:=[.AQ8]" table:style-name="ce55">
            <text:p>200</text:p>
          </table:table-cell>
          <table:table-cell table:style-name="ce1"/>
          <table:table-cell table:style-name="ce15"/>
          <table:table-cell office:value-type="float" office:value="18.5" table:formula="of:=SUM([S2_29_oct_2012.C21];[S2_29_oct_2012.G21];[S2_29_oct_2012.K21];[S2_29_oct_2012.O21];[S2_29_oct_2012.S21];[S2_29_oct_2012.W21];[S2_29_oct_2012.AA21];[.AD24];[.Z24];[.V24];[.R24];[.N24];[.J24];[.F24])" table:style-name="ce22">
            <text:p>18,50</text:p>
          </table:table-cell>
          <table:table-cell office:value-type="float" office:value="15.25" table:formula="of:=SUM([S2_29_oct_2012.D21];[S2_29_oct_2012.H21];[S2_29_oct_2012.L21];[S2_29_oct_2012.P21];[S2_29_oct_2012.T21];[S2_29_oct_2012.X21];[S2_29_oct_2012.AB21];[.AE24];[.AA24];[.W24];[.S24];[.O24];[.K24];[.G24])" table:style-name="ce22">
            <text:p>15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22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22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26">
            <text:p>30</text:p>
          </table:table-cell>
          <table:table-cell office:value-type="string" table:style-name="ce29">
            <text:p>Scrum 29 octobre 2012</text:p>
          </table:table-cell>
          <table:table-cell office:value-type="float" office:value="5" table:style-name="ce56">
            <text:p>5</text:p>
          </table:table-cell>
          <table:table-cell office:value-type="date" office:date-value="2012-10-29T00:00:00" table:style-name="ce47">
            <text:p>29-oct-12</text:p>
          </table:table-cell>
          <table:table-cell office:value-type="date" office:date-value="2012-10-29T00:00:00" table:style-name="ce58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8">
            <text:p>0,00</text:p>
          </table:table-cell>
          <table:table-cell office:value-type="float" office:value="12" table:formula="of:=[S2_29_oct_2012.AE6]" table:style-name="ce21">
            <text:p>12,00</text:p>
          </table:table-cell>
          <table:table-cell office:value-type="float" office:value="12" table:formula="of:=SUM([.AH9:.AI9])" table:style-name="ce49">
            <text:p>12,00</text:p>
          </table:table-cell>
          <table:table-cell office:value-type="float" office:value="12" table:style-name="ce67">
            <text:p>12,00</text:p>
          </table:table-cell>
          <table:table-cell table:style-name="ce15"/>
          <table:table-cell office:value-type="float" office:value="1" table:style-name="ce51">
            <text:p>1</text:p>
          </table:table-cell>
          <table:table-cell office:value-type="date" office:date-value="2012-10-29T00:00:00" table:style-name="ce60">
            <text:p>29-oct-12</text:p>
          </table:table-cell>
          <table:table-cell office:value-type="float" office:value="15" table:formula="of:=SUMIF([.D8:.D23];[.AN9];[.C8:.C23])" table:style-name="ce53">
            <text:p>15</text:p>
          </table:table-cell>
          <table:table-cell office:value-type="float" office:value="15" table:formula="of:=IF([.AN9]&lt;=NOW();SUMIF([.E8:.E23];[.AN9];[.C8:.C23]);&quot;&quot;)" table:style-name="ce61">
            <text:p>15</text:p>
          </table:table-cell>
          <table:table-cell office:value-type="float" office:value="185" table:formula="of:=[.AQ8]-[.AO9]" table:style-name="ce62">
            <text:p>185</text:p>
          </table:table-cell>
          <table:table-cell office:value-type="float" office:value="185" table:formula="of:=IF([.AP9]&lt;&gt;&quot;&quot;;[.AR8]-[.AP9];&quot;&quot;)" table:style-name="ce55">
            <text:p>18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9">
            <text:p>Envoyer sprint 1</text:p>
          </table:table-cell>
          <table:table-cell office:value-type="float" office:value="5" table:style-name="ce56">
            <text:p>5</text:p>
          </table:table-cell>
          <table:table-cell office:value-type="date" office:date-value="2012-10-29T00:00:00" table:style-name="ce58">
            <text:p>29-oct-12</text:p>
          </table:table-cell>
          <table:table-cell office:value-type="date" office:date-value="2012-10-29T00:00:00" table:style-name="ce58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8">
            <text:p>0,00</text:p>
          </table:table-cell>
          <table:table-cell office:value-type="float" office:value="1" table:formula="of:=[S2_29_oct_2012.AE7]" table:style-name="ce21">
            <text:p>1,00</text:p>
          </table:table-cell>
          <table:table-cell office:value-type="float" office:value="1" table:formula="of:=SUM([.AH10:.AI10])" table:style-name="ce49">
            <text:p>1,00</text:p>
          </table:table-cell>
          <table:table-cell office:value-type="float" office:value="1" table:style-name="ce67">
            <text:p>1,00</text:p>
          </table:table-cell>
          <table:table-cell table:style-name="ce15"/>
          <table:table-cell office:value-type="float" office:value="2" table:style-name="ce51">
            <text:p>2</text:p>
          </table:table-cell>
          <table:table-cell office:value-type="date" office:date-value="2012-10-30T00:00:00" table:style-name="ce60">
            <text:p>30-oct-12</text:p>
          </table:table-cell>
          <table:table-cell office:value-type="float" office:value="15" table:formula="of:=SUMIF([.D8:.D23];[.AN10];[.C8:.C23])" table:style-name="ce53">
            <text:p>15</text:p>
          </table:table-cell>
          <table:table-cell office:value-type="float" office:value="5" table:formula="of:=IF([.AN10]&lt;=NOW();SUMIF([.E8:.E23];[.AN10];[.C8:.C23]);&quot;&quot;)" table:style-name="ce61">
            <text:p>5</text:p>
          </table:table-cell>
          <table:table-cell office:value-type="float" office:value="170" table:formula="of:=[.AQ9]-[.AO10]" table:style-name="ce62">
            <text:p>170</text:p>
          </table:table-cell>
          <table:table-cell office:value-type="float" office:value="180" table:formula="of:=IF([.AP10]&lt;&gt;&quot;&quot;;[.AR9]-[.AP10];&quot;&quot;)" table:style-name="ce55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25">
            <text:p>Courriel Serveur Production</text:p>
          </table:table-cell>
          <table:table-cell office:value-type="float" office:value="5" table:style-name="ce63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1-01T00:00:00" table:style-name="ce47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8">
            <text:p>0,00</text:p>
          </table:table-cell>
          <table:table-cell office:value-type="float" office:value="0" table:formula="of:=[S2_29_oct_2012.AE8]" table:style-name="ce21">
            <text:p>0,00</text:p>
          </table:table-cell>
          <table:table-cell office:value-type="float" office:value="0" table:formula="of:=SUM([.AH11:.AI11])" table:style-name="ce49">
            <text:p>0,00</text:p>
          </table:table-cell>
          <table:table-cell office:value-type="float" office:value="0.5" table:style-name="ce50">
            <text:p>0,50</text:p>
          </table:table-cell>
          <table:table-cell table:style-name="ce15"/>
          <table:table-cell office:value-type="float" office:value="3" table:style-name="ce51">
            <text:p>3</text:p>
          </table:table-cell>
          <table:table-cell office:value-type="date" office:date-value="2012-10-31T00:00:00" table:style-name="ce60">
            <text:p>31-oct-12</text:p>
          </table:table-cell>
          <table:table-cell office:value-type="float" office:value="25" table:formula="of:=SUMIF([.D8:.D23];[.AN11];[.C8:.C23])" table:style-name="ce53">
            <text:p>25</text:p>
          </table:table-cell>
          <table:table-cell office:value-type="float" office:value="0" table:formula="of:=IF([.AN11]&lt;=NOW();SUMIF([.E8:.E23];[.AN11];[.C8:.C23]);&quot;&quot;)" table:style-name="ce61">
            <text:p>0</text:p>
          </table:table-cell>
          <table:table-cell office:value-type="float" office:value="145" table:formula="of:=[.AQ10]-[.AO11]" table:style-name="ce62">
            <text:p>145</text:p>
          </table:table-cell>
          <table:table-cell office:value-type="float" office:value="180" table:formula="of:=IF([.AP11]&lt;&gt;&quot;&quot;;[.AR10]-[.AP11];&quot;&quot;)" table:style-name="ce55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8" table:style-name="ce77">
            <text:p>28</text:p>
          </table:table-cell>
          <table:table-cell office:value-type="string" table:style-name="ce78">
            <text:p>Courriel Licence Applicatio</text:p>
          </table:table-cell>
          <table:table-cell office:value-type="float" office:value="5" table:style-name="ce56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1-01T00:00:00" table:style-name="ce58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8">
            <text:p>0,00</text:p>
          </table:table-cell>
          <table:table-cell office:value-type="float" office:value="0" table:formula="of:=[S2_29_oct_2012.AE9]" table:style-name="ce21">
            <text:p>0,00</text:p>
          </table:table-cell>
          <table:table-cell office:value-type="float" office:value="0" table:formula="of:=SUM([.AH12:.AI12])" table:style-name="ce49">
            <text:p>0,00</text:p>
          </table:table-cell>
          <table:table-cell office:value-type="float" office:value="0.5" table:style-name="ce67">
            <text:p>0,50</text:p>
          </table:table-cell>
          <table:table-cell table:style-name="ce15"/>
          <table:table-cell office:value-type="float" office:value="4" table:style-name="ce51">
            <text:p>4</text:p>
          </table:table-cell>
          <table:table-cell office:value-type="date" office:date-value="2012-11-01T00:00:00" table:style-name="ce60">
            <text:p>01-nov-12</text:p>
          </table:table-cell>
          <table:table-cell office:value-type="float" office:value="0" table:formula="of:=SUMIF([.D8:.D23];[.AN12];[.C8:.C23])" table:style-name="ce53">
            <text:p>0</text:p>
          </table:table-cell>
          <table:table-cell office:value-type="float" office:value="10" table:formula="of:=IF([.AN12]&lt;=NOW();SUMIF([.E8:.E23];[.AN12];[.C8:.C23]);&quot;&quot;)" table:style-name="ce61">
            <text:p>10</text:p>
          </table:table-cell>
          <table:table-cell office:value-type="float" office:value="145" table:formula="of:=[.AQ11]-[.AO12]" table:style-name="ce62">
            <text:p>145</text:p>
          </table:table-cell>
          <table:table-cell office:value-type="float" office:value="170" table:formula="of:=IF([.AP12]&lt;&gt;&quot;&quot;;[.AR11]-[.AP12];&quot;&quot;)" table:style-name="ce55">
            <text:p>17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9" table:style-name="ce77">
            <text:p>29</text:p>
          </table:table-cell>
          <table:table-cell office:value-type="string" table:style-name="ce78">
            <text:p>Communiquer avec les chinois</text:p>
          </table:table-cell>
          <table:table-cell office:value-type="float" office:value="5" table:style-name="ce56">
            <text:p>5</text:p>
          </table:table-cell>
          <table:table-cell office:value-type="date" office:date-value="2012-10-30T00:00:00" table:style-name="ce47">
            <text:p>30-oct-12</text:p>
          </table:table-cell>
          <table:table-cell office:value-type="date" office:date-value="2012-10-30T00:00:00" table:style-name="ce58">
            <text:p>30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8">
            <text:p>0,00</text:p>
          </table:table-cell>
          <table:table-cell office:value-type="float" office:value="0.5" table:formula="of:=[S2_29_oct_2012.AE10]" table:style-name="ce21">
            <text:p>0,50</text:p>
          </table:table-cell>
          <table:table-cell office:value-type="float" office:value="0.5" table:formula="of:=SUM([.AH13:.AI13])" table:style-name="ce49">
            <text:p>0,50</text:p>
          </table:table-cell>
          <table:table-cell office:value-type="float" office:value="0.5" table:style-name="ce67">
            <text:p>0,50</text:p>
          </table:table-cell>
          <table:table-cell table:style-name="ce15"/>
          <table:table-cell office:value-type="float" office:value="5" table:style-name="ce51">
            <text:p>5</text:p>
          </table:table-cell>
          <table:table-cell office:value-type="date" office:date-value="2012-11-02T00:00:00" table:style-name="ce60">
            <text:p>02-nov-12</text:p>
          </table:table-cell>
          <table:table-cell office:value-type="float" office:value="65" table:formula="of:=SUMIF([.D8:.D23];[.AN13];[.C8:.C23])" table:style-name="ce53">
            <text:p>65</text:p>
          </table:table-cell>
          <table:table-cell office:value-type="float" office:value="30" table:formula="of:=IF([.AN13]&lt;=NOW();SUMIF([.E8:.E23];[.AN13];[.C8:.C23]);&quot;&quot;)" table:style-name="ce61">
            <text:p>30</text:p>
          </table:table-cell>
          <table:table-cell office:value-type="float" office:value="80" table:formula="of:=[.AQ12]-[.AO13]" table:style-name="ce62">
            <text:p>80</text:p>
          </table:table-cell>
          <table:table-cell office:value-type="float" office:value="140" table:formula="of:=IF([.AP13]&lt;&gt;&quot;&quot;;[.AR12]-[.AP13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25">
            <text:p>Reverse Engineering WEHA</text:p>
          </table:table-cell>
          <table:table-cell office:value-type="float" office:value="25" table:style-name="ce63">
            <text:p>25</text:p>
          </table:table-cell>
          <table:table-cell office:value-type="date" office:date-value="2012-10-31T00:00:00" table:style-name="ce47">
            <text:p>31-oct-12</text:p>
          </table:table-cell>
          <table:table-cell office:value-type="date" office:date-value="2012-11-02T00:00:00" table:style-name="ce47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8">
            <text:p>0,00</text:p>
          </table:table-cell>
          <table:table-cell office:value-type="float" office:value="5" table:formula="of:=[S2_29_oct_2012.AE11]" table:style-name="ce21">
            <text:p>5,00</text:p>
          </table:table-cell>
          <table:table-cell office:value-type="float" office:value="5" table:formula="of:=SUM([.AH14:.AI14])" table:style-name="ce49">
            <text:p>5,00</text:p>
          </table:table-cell>
          <table:table-cell office:value-type="float" office:value="4" table:style-name="ce50">
            <text:p>4,00</text:p>
          </table:table-cell>
          <table:table-cell table:style-name="ce15"/>
          <table:table-cell office:value-type="float" office:value="6" table:style-name="ce51">
            <text:p>6</text:p>
          </table:table-cell>
          <table:table-cell office:value-type="date" office:date-value="2012-11-03T00:00:00" table:style-name="ce60">
            <text:p>03-nov-12</text:p>
          </table:table-cell>
          <table:table-cell office:value-type="float" office:value="0" table:formula="of:=SUMIF([.D8:.D23];[.AN14];[.C8:.C23])" table:style-name="ce53">
            <text:p>0</text:p>
          </table:table-cell>
          <table:table-cell office:value-type="float" office:value="0" table:formula="of:=IF([.AN14]&lt;=NOW();SUMIF([.E8:.E23];[.AN14];[.C8:.C23]);&quot;&quot;)" table:style-name="ce61">
            <text:p>0</text:p>
          </table:table-cell>
          <table:table-cell office:value-type="float" office:value="80" table:formula="of:=[.AQ13]-[.AO14]" table:style-name="ce62">
            <text:p>80</text:p>
          </table:table-cell>
          <table:table-cell office:value-type="float" office:value="140" table:formula="of:=IF([.AP14]&lt;&gt;&quot;&quot;;[.AR13]-[.AP14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78">
            <text:p>Scrum du vendredi 2 novembre</text:p>
          </table:table-cell>
          <table:table-cell office:value-type="float" office:value="5" table:style-name="ce56">
            <text:p>5</text:p>
          </table:table-cell>
          <table:table-cell office:value-type="date" office:date-value="2012-11-02T00:00:00" table:style-name="ce58">
            <text:p>02-nov-12</text:p>
          </table:table-cell>
          <table:table-cell office:value-type="date" office:date-value="2012-11-02T00:00:00" table:style-name="ce58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48">
            <text:p>0,00</text:p>
          </table:table-cell>
          <table:table-cell office:value-type="float" office:value="4" table:formula="of:=[S2_29_oct_2012.AE12]" table:style-name="ce21">
            <text:p>4,00</text:p>
          </table:table-cell>
          <table:table-cell office:value-type="float" office:value="4" table:formula="of:=SUM([.AH15:.AI15])" table:style-name="ce49">
            <text:p>4,0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7" table:style-name="ce51">
            <text:p>7</text:p>
          </table:table-cell>
          <table:table-cell office:value-type="date" office:date-value="2012-11-04T00:00:00" table:style-name="ce60">
            <text:p>04-nov-12</text:p>
          </table:table-cell>
          <table:table-cell office:value-type="float" office:value="0" table:formula="of:=SUMIF([.D8:.D23];[.AN15];[.C8:.C23])" table:style-name="ce53">
            <text:p>0</text:p>
          </table:table-cell>
          <table:table-cell office:value-type="float" office:value="0" table:formula="of:=IF([.AN15]&lt;=NOW();SUMIF([.E8:.E23];[.AN15];[.C8:.C23]);&quot;&quot;)" table:style-name="ce61">
            <text:p>0</text:p>
          </table:table-cell>
          <table:table-cell office:value-type="float" office:value="80" table:formula="of:=[.AQ14]-[.AO15]" table:style-name="ce62">
            <text:p>80</text:p>
          </table:table-cell>
          <table:table-cell office:value-type="float" office:value="140" table:formula="of:=IF([.AP15]&lt;&gt;&quot;&quot;;[.AR14]-[.AP15];&quot;&quot;)" table:style-name="ce55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1" table:style-name="ce77">
            <text:p>21</text:p>
          </table:table-cell>
          <table:table-cell office:value-type="string" table:style-name="ce25">
            <text:p>Spécification de l'API principale du programme</text:p>
          </table:table-cell>
          <table:table-cell office:value-type="float" office:value="60" table:style-name="ce63">
            <text:p>60</text:p>
          </table:table-cell>
          <table:table-cell office:value-type="date" office:date-value="2012-11-02T00:00:00" table:style-name="ce47">
            <text:p>02-nov-12</text:p>
          </table:table-cell>
          <table:table-cell office:value-type="date" office:date-value="2012-11-05T00:00:00" table:style-name="ce47">
            <text:p>05-nov-12</text:p>
          </table:table-cell>
          <table:table-cell table:style-name="ce5"/>
          <table:table-cell office:value-type="float" office:value="3" table:style-name="ce6">
            <text:p>3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office:value-type="float" office:value="0.5" table:style-name="ce6">
            <text:p>0,5</text:p>
          </table:table-cell>
          <table:table-cell table:style-name="ce7"/>
          <table:table-cell table:style-name="ce20"/>
          <table:table-cell office:value-type="float" office:value="3.5" table:formula="of:=SUM([.F16:.AG16])" table:style-name="ce48">
            <text:p>3,50</text:p>
          </table:table-cell>
          <table:table-cell office:value-type="float" office:value="3.25" table:formula="of:=[S2_29_oct_2012.AE13]" table:style-name="ce21">
            <text:p>3,25</text:p>
          </table:table-cell>
          <table:table-cell office:value-type="float" office:value="6.75" table:formula="of:=SUM([.AH16:.AI16])" table:style-name="ce49">
            <text:p>6,75</text:p>
          </table:table-cell>
          <table:table-cell office:value-type="float" office:value="10" table:style-name="ce50">
            <text:p>10,00</text:p>
          </table:table-cell>
          <table:table-cell table:style-name="ce15"/>
          <table:table-cell office:value-type="float" office:value="8" table:style-name="ce51">
            <text:p>8</text:p>
          </table:table-cell>
          <table:table-cell office:value-type="date" office:date-value="2012-11-05T00:00:00" table:style-name="ce60">
            <text:p>05-nov-12</text:p>
          </table:table-cell>
          <table:table-cell office:value-type="float" office:value="5" table:formula="of:=SUMIF([.D8:.D23];[.AN16];[.C8:.C23])" table:style-name="ce53">
            <text:p>5</text:p>
          </table:table-cell>
          <table:table-cell office:value-type="float" office:value="65" table:formula="of:=IF([.AN16]&lt;=NOW();SUMIF([.E8:.E23];[.AN16];[.C8:.C23]);&quot;&quot;)" table:style-name="ce61">
            <text:p>65</text:p>
          </table:table-cell>
          <table:table-cell office:value-type="float" office:value="75" table:formula="of:=[.AQ15]-[.AO16]" table:style-name="ce62">
            <text:p>75</text:p>
          </table:table-cell>
          <table:table-cell office:value-type="float" office:value="75" table:formula="of:=IF([.AP16]&lt;&gt;&quot;&quot;;[.AR15]-[.AP16];&quot;&quot;)" table:style-name="ce55">
            <text:p>7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1" table:style-name="ce79">
            <text:p>31</text:p>
          </table:table-cell>
          <table:table-cell office:value-type="string" table:style-name="ce80">
            <text:p>Scrum du 5 novembre 2012</text:p>
          </table:table-cell>
          <table:table-cell office:value-type="float" office:value="5" table:style-name="ce56">
            <text:p>5</text:p>
          </table:table-cell>
          <table:table-cell office:value-type="date" office:date-value="2012-11-05T00:00:00" table:style-name="ce47">
            <text:p>05-nov-12</text:p>
          </table:table-cell>
          <table:table-cell office:value-type="date" office:date-value="2012-11-05T00:00:00" table:style-name="ce58">
            <text:p>05-nov-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F17:.AG17])" table:style-name="ce48">
            <text:p>8,00</text:p>
          </table:table-cell>
          <table:table-cell office:value-type="float" office:value="0" table:formula="of:=[S2_29_oct_2012.AE14]" table:style-name="ce21">
            <text:p>0,00</text:p>
          </table:table-cell>
          <table:table-cell office:value-type="float" office:value="8" table:formula="of:=SUM([.AH17:.AI17])" table:style-name="ce49">
            <text:p>8,00</text:p>
          </table:table-cell>
          <table:table-cell office:value-type="float" office:value="12" table:style-name="ce67">
            <text:p>12,00</text:p>
          </table:table-cell>
          <table:table-cell table:style-name="ce15"/>
          <table:table-cell office:value-type="float" office:value="9" table:style-name="ce51">
            <text:p>9</text:p>
          </table:table-cell>
          <table:table-cell office:value-type="date" office:date-value="2012-11-06T00:00:00" table:style-name="ce60">
            <text:p>06-nov-12</text:p>
          </table:table-cell>
          <table:table-cell office:value-type="float" office:value="0" table:formula="of:=SUMIF([.D8:.D23];[.AN17];[.C8:.C23])" table:style-name="ce53">
            <text:p>0</text:p>
          </table:table-cell>
          <table:table-cell office:value-type="float" office:value="0" table:formula="of:=IF([.AN17]&lt;=NOW();SUMIF([.E8:.E23];[.AN17];[.C8:.C23]);&quot;&quot;)" table:style-name="ce61">
            <text:p>0</text:p>
          </table:table-cell>
          <table:table-cell office:value-type="float" office:value="75" table:formula="of:=[.AQ16]-[.AO17]" table:style-name="ce62">
            <text:p>75</text:p>
          </table:table-cell>
          <table:table-cell office:value-type="float" office:value="75" table:formula="of:=IF([.AP17]&lt;&gt;&quot;&quot;;[.AR16]-[.AP17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25">
            <text:p>Complété le code WEHA</text:p>
          </table:table-cell>
          <table:table-cell office:value-type="float" office:value="20" table:style-name="ce63">
            <text:p>20</text:p>
          </table:table-cell>
          <table:table-cell office:value-type="date" office:date-value="2012-11-08T00:00:00" table:style-name="ce47">
            <text:p>08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8">
            <text:p>0,00</text:p>
          </table:table-cell>
          <table:table-cell office:value-type="float" office:value="0" table:formula="of:=[S2_29_oct_2012.AE15]" table:style-name="ce21">
            <text:p>0,00</text:p>
          </table:table-cell>
          <table:table-cell office:value-type="float" office:value="0" table:formula="of:=SUM([.AH18:.AI18])" table:style-name="ce49">
            <text:p>0,00</text:p>
          </table:table-cell>
          <table:table-cell office:value-type="float" office:value="6" table:style-name="ce50">
            <text:p>6,00</text:p>
          </table:table-cell>
          <table:table-cell table:style-name="ce15"/>
          <table:table-cell office:value-type="float" office:value="10" table:style-name="ce51">
            <text:p>10</text:p>
          </table:table-cell>
          <table:table-cell office:value-type="date" office:date-value="2012-11-07T00:00:00" table:style-name="ce60">
            <text:p>07-nov-12</text:p>
          </table:table-cell>
          <table:table-cell office:value-type="float" office:value="0" table:formula="of:=SUMIF([.D8:.D23];[.AN18];[.C8:.C23])" table:style-name="ce53">
            <text:p>0</text:p>
          </table:table-cell>
          <table:table-cell office:value-type="float" office:value="0" table:formula="of:=IF([.AN18]&lt;=NOW();SUMIF([.E8:.E23];[.AN18];[.C8:.C23]);&quot;&quot;)" table:style-name="ce61">
            <text:p>0</text:p>
          </table:table-cell>
          <table:table-cell office:value-type="float" office:value="75" table:formula="of:=[.AQ17]-[.AO18]" table:style-name="ce62">
            <text:p>75</text:p>
          </table:table-cell>
          <table:table-cell office:value-type="float" office:value="75" table:formula="of:=IF([.AP18]&lt;&gt;&quot;&quot;;[.AR17]-[.AP18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80">
            <text:p>Planification des tests WEHA</text:p>
          </table:table-cell>
          <table:table-cell office:value-type="float" office:value="20" table:style-name="ce56">
            <text:p>20</text:p>
          </table:table-cell>
          <table:table-cell office:value-type="date" office:date-value="2012-11-08T00:00:00" table:style-name="ce47">
            <text:p>08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20"/>
          <table:table-cell office:value-type="float" office:value="2" table:formula="of:=SUM([.F19:.AG19])" table:style-name="ce48">
            <text:p>2,00</text:p>
          </table:table-cell>
          <table:table-cell office:value-type="float" office:value="2.5" table:formula="of:=[S2_29_oct_2012.AE16]" table:style-name="ce21">
            <text:p>2,50</text:p>
          </table:table-cell>
          <table:table-cell office:value-type="float" office:value="4.5" table:formula="of:=SUM([.AH19:.AI19])" table:style-name="ce49">
            <text:p>4,50</text:p>
          </table:table-cell>
          <table:table-cell office:value-type="float" office:value="4" table:style-name="ce67">
            <text:p>4,00</text:p>
          </table:table-cell>
          <table:table-cell table:style-name="ce15"/>
          <table:table-cell office:value-type="float" office:value="11" table:style-name="ce51">
            <text:p>11</text:p>
          </table:table-cell>
          <table:table-cell office:value-type="date" office:date-value="2012-11-08T00:00:00" table:style-name="ce60">
            <text:p>08-nov-12</text:p>
          </table:table-cell>
          <table:table-cell office:value-type="float" office:value="40" table:formula="of:=SUMIF([.D8:.D23];[.AN19];[.C8:.C23])" table:style-name="ce53">
            <text:p>40</text:p>
          </table:table-cell>
          <table:table-cell office:value-type="float" office:value="0" table:formula="of:=IF([.AN19]&lt;=NOW();SUMIF([.E8:.E23];[.AN19];[.C8:.C23]);&quot;&quot;)" table:style-name="ce61">
            <text:p>0</text:p>
          </table:table-cell>
          <table:table-cell office:value-type="float" office:value="35" table:formula="of:=[.AQ18]-[.AO19]" table:style-name="ce62">
            <text:p>35</text:p>
          </table:table-cell>
          <table:table-cell office:value-type="float" office:value="75" table:formula="of:=IF([.AP19]&lt;&gt;&quot;&quot;;[.AR18]-[.AP19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25">
            <text:p>Spécification de du code de l'interfac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09T00:00:00" table:style-name="ce47">
            <text:p>09-nov-12</text:p>
          </table:table-cell>
          <table:table-cell table:style-name="ce4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8">
            <text:p>0,00</text:p>
          </table:table-cell>
          <table:table-cell office:value-type="float" office:value="0" table:formula="of:=[S2_29_oct_2012.AE17]" table:style-name="ce21">
            <text:p>0,00</text:p>
          </table:table-cell>
          <table:table-cell office:value-type="float" office:value="0" table:formula="of:=SUM([.AH20:.AI20])" table:style-name="ce49">
            <text:p>0,00</text:p>
          </table:table-cell>
          <table:table-cell office:value-type="float" office:value="2" table:style-name="ce50">
            <text:p>2,00</text:p>
          </table:table-cell>
          <table:table-cell table:style-name="ce15"/>
          <table:table-cell office:value-type="float" office:value="12" table:style-name="ce51">
            <text:p>12</text:p>
          </table:table-cell>
          <table:table-cell office:value-type="date" office:date-value="2012-11-09T00:00:00" table:style-name="ce60">
            <text:p>09-nov-12</text:p>
          </table:table-cell>
          <table:table-cell office:value-type="float" office:value="20" table:formula="of:=SUMIF([.D8:.D23];[.AN20];[.C8:.C23])" table:style-name="ce53">
            <text:p>20</text:p>
          </table:table-cell>
          <table:table-cell office:value-type="float" office:value="0" table:formula="of:=IF([.AN20]&lt;=NOW();SUMIF([.E8:.E23];[.AN20];[.C8:.C23]);&quot;&quot;)" table:style-name="ce61">
            <text:p>0</text:p>
          </table:table-cell>
          <table:table-cell office:value-type="float" office:value="15" table:formula="of:=[.AQ19]-[.AO20]" table:style-name="ce62">
            <text:p>15</text:p>
          </table:table-cell>
          <table:table-cell office:value-type="float" office:value="75" table:formula="of:=IF([.AP20]&lt;&gt;&quot;&quot;;[.AR19]-[.AP20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78">
            <text:p>Coder la collecte de Data</text:p>
          </table:table-cell>
          <table:table-cell office:value-type="float" office:value="10" table:style-name="ce56">
            <text:p>10</text:p>
          </table:table-cell>
          <table:table-cell office:value-type="date" office:date-value="2012-11-09T00:00:00" table:style-name="ce58">
            <text:p>09-nov-12</text:p>
          </table:table-cell>
          <table:table-cell table:style-name="ce58"/>
          <table:table-cell table:style-name="ce5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20"/>
          <table:table-cell office:value-type="float" office:value="1.5" table:formula="of:=SUM([.F21:.AG21])" table:style-name="ce48">
            <text:p>1,50</text:p>
          </table:table-cell>
          <table:table-cell office:value-type="float" office:value="3" table:formula="of:=[S2_29_oct_2012.AE18]" table:style-name="ce21">
            <text:p>3,00</text:p>
          </table:table-cell>
          <table:table-cell office:value-type="float" office:value="4.5" table:formula="of:=SUM([.AH21:.AI21])" table:style-name="ce49">
            <text:p>4,5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3" table:style-name="ce51">
            <text:p>13</text:p>
          </table:table-cell>
          <table:table-cell office:value-type="date" office:date-value="2012-11-10T00:00:00" table:style-name="ce60">
            <text:p>10-nov-12</text:p>
          </table:table-cell>
          <table:table-cell office:value-type="float" office:value="0" table:formula="of:=SUMIF([.D8:.D23];[.AN21];[.C8:.C23])" table:style-name="ce53">
            <text:p>0</text:p>
          </table:table-cell>
          <table:table-cell office:value-type="float" office:value="0" table:formula="of:=IF([.AN21]&lt;=NOW();SUMIF([.E8:.E23];[.AN21];[.C8:.C23]);&quot;&quot;)" table:style-name="ce61">
            <text:p>0</text:p>
          </table:table-cell>
          <table:table-cell office:value-type="float" office:value="15" table:formula="of:=[.AQ20]-[.AO21]" table:style-name="ce62">
            <text:p>15</text:p>
          </table:table-cell>
          <table:table-cell office:value-type="float" office:value="75" table:formula="of:=IF([.AP21]&lt;&gt;&quot;&quot;;[.AR20]-[.AP21];&quot;&quot;)" table:style-name="ce55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78">
            <text:p>Coder le générateur d'affichage</text:p>
          </table:table-cell>
          <table:table-cell office:value-type="float" office:value="10" table:style-name="ce56">
            <text:p>10</text:p>
          </table:table-cell>
          <table:table-cell office:value-type="date" office:date-value="2012-11-11T00:00:00" table:style-name="ce47">
            <text:p>11-nov-12</text:p>
          </table:table-cell>
          <table:table-cell table:style-name="ce58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8">
            <text:p>0,00</text:p>
          </table:table-cell>
          <table:table-cell office:value-type="float" office:value="0" table:formula="of:=[S2_29_oct_2012.AE19]" table:style-name="ce21">
            <text:p>0,00</text:p>
          </table:table-cell>
          <table:table-cell office:value-type="float" office:value="0" table:formula="of:=SUM([.AH22:.AI22])" table:style-name="ce49">
            <text:p>0,00</text:p>
          </table:table-cell>
          <table:table-cell office:value-type="float" office:value="6" table:style-name="ce67">
            <text:p>6,00</text:p>
          </table:table-cell>
          <table:table-cell table:style-name="ce15"/>
          <table:table-cell office:value-type="float" office:value="14" table:style-name="ce51">
            <text:p>14</text:p>
          </table:table-cell>
          <table:table-cell office:value-type="date" office:date-value="2012-11-11T00:00:00" table:style-name="ce60">
            <text:p>11-nov-12</text:p>
          </table:table-cell>
          <table:table-cell office:value-type="float" office:value="15" table:formula="of:=SUMIF([.D8:.D23];[.AN22];[.C8:.C23])" table:style-name="ce53">
            <text:p>15</text:p>
          </table:table-cell>
          <table:table-cell office:value-type="float" office:value="5" table:formula="of:=IF([.AN22]&lt;=NOW();SUMIF([.E8:.E23];[.AN22];[.C8:.C23]);&quot;&quot;)" table:style-name="ce61">
            <text:p>5</text:p>
          </table:table-cell>
          <table:table-cell office:value-type="float" office:value="0" table:formula="of:=[.AQ21]-[.AO22]" table:style-name="ce62">
            <text:p>0</text:p>
          </table:table-cell>
          <table:table-cell office:value-type="float" office:value="70" table:formula="of:=IF([.AP22]&lt;&gt;&quot;&quot;;[.AR21]-[.AP22];&quot;&quot;)" table:style-name="ce55">
            <text:p>70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78">
            <text:p>Remise des documents du sprint 2</text:p>
          </table:table-cell>
          <table:table-cell office:value-type="float" office:value="5" table:style-name="ce56">
            <text:p>5</text:p>
          </table:table-cell>
          <table:table-cell office:value-type="date" office:date-value="2012-11-11T00:00:00" table:style-name="ce58">
            <text:p>11-nov-12</text:p>
          </table:table-cell>
          <table:table-cell office:value-type="date" office:date-value="2012-11-11T00:00:00" table:style-name="ce58">
            <text:p>11-nov-12</text:p>
          </table:table-cell>
          <table:table-cell table:style-name="ce81"/>
          <table:table-cell table:style-name="ce82"/>
          <table:table-cell table:style-name="ce83"/>
          <table:table-cell table:style-name="ce8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office:value-type="float" office:value="1" table:style-name="ce82">
            <text:p>1,00</text:p>
          </table:table-cell>
          <table:table-cell table:style-name="ce83"/>
          <table:table-cell table:style-name="ce86"/>
          <table:table-cell office:value-type="float" office:value="1" table:formula="of:=SUM([.F23:.AG23])" table:style-name="ce48">
            <text:p>1,00</text:p>
          </table:table-cell>
          <table:table-cell office:value-type="float" office:value="0" table:formula="of:=[S2_29_oct_2012.AE20]" table:style-name="ce21">
            <text:p>0,00</text:p>
          </table:table-cell>
          <table:table-cell office:value-type="float" office:value="1" table:formula="of:=SUM([.AH23:.AI23])" table:style-name="ce49">
            <text:p>1,00</text:p>
          </table:table-cell>
          <table:table-cell office:value-type="float" office:value="1" table:style-name="ce67">
            <text:p>1,00</text:p>
          </table:table-cell>
          <table:table-cell table:number-columns-repeated="9" table:style-name="ce34"/>
          <table:table-cell table:number-columns-repeated="16338"/>
        </table:table-row>
        <table:table-row table:style-name="ro1">
          <table:table-cell table:style-name="ce28"/>
          <table:table-cell office:value-type="string" table:style-name="ce29">
            <text:p>Sous-Total des heures par personne</text:p>
          </table:table-cell>
          <table:table-cell table:number-columns-repeated="3" table:style-name="ce24"/>
          <table:table-cell office:value-type="float" office:value="2" table:formula="of:=SUM([.F8:.F23])" table:style-name="ce30">
            <text:p>2,00</text:p>
          </table:table-cell>
          <table:table-cell office:value-type="float" office:value="5.25" table:formula="of:=SUM([.G8:.G23])" table:style-name="ce31">
            <text:p>5,25</text:p>
          </table:table-cell>
          <table:table-cell office:value-type="float" office:value="2" table:formula="of:=SUM([.H8:.H23])" table:style-name="ce32">
            <text:p>2,00</text:p>
          </table:table-cell>
          <table:table-cell office:value-type="float" office:value="2" table:formula="of:=SUM([.I8:.I23])" table:style-name="ce33">
            <text:p>2,00</text:p>
          </table:table-cell>
          <table:table-cell office:value-type="float" office:value="0" table:formula="of:=SUM([.J8:.J23])" table:style-name="ce30">
            <text:p>0,00</text:p>
          </table:table-cell>
          <table:table-cell office:value-type="float" office:value="0" table:formula="of:=SUM([.K8:.K23])" table:style-name="ce31">
            <text:p>0,00</text:p>
          </table:table-cell>
          <table:table-cell office:value-type="float" office:value="0" table:formula="of:=SUM([.L8:.L23])" table:style-name="ce32">
            <text:p>0,00</text:p>
          </table:table-cell>
          <table:table-cell office:value-type="float" office:value="0" table:formula="of:=SUM([.M8:.M23])" table:style-name="ce33">
            <text:p>0,00</text:p>
          </table:table-cell>
          <table:table-cell office:value-type="float" office:value="1" table:formula="of:=SUM([.N8:.N23])" table:style-name="ce30">
            <text:p>1,00</text:p>
          </table:table-cell>
          <table:table-cell office:value-type="float" office:value="0" table:formula="of:=SUM([.O8:.O23])" table:style-name="ce31">
            <text:p>0,00</text:p>
          </table:table-cell>
          <table:table-cell office:value-type="float" office:value="0" table:formula="of:=SUM([.P8:.P23])" table:style-name="ce32">
            <text:p>0,00</text:p>
          </table:table-cell>
          <table:table-cell office:value-type="float" office:value="0" table:formula="of:=SUM([.Q8:.Q23])" table:style-name="ce33">
            <text:p>0,00</text:p>
          </table:table-cell>
          <table:table-cell office:value-type="float" office:value="0" table:formula="of:=SUM([.R8:.R23])" table:style-name="ce30">
            <text:p>0,00</text:p>
          </table:table-cell>
          <table:table-cell office:value-type="float" office:value="0" table:formula="of:=SUM([.S8:.S23])" table:style-name="ce31">
            <text:p>0,00</text:p>
          </table:table-cell>
          <table:table-cell office:value-type="float" office:value="0" table:formula="of:=SUM([.T8:.T23])" table:style-name="ce32">
            <text:p>0,00</text:p>
          </table:table-cell>
          <table:table-cell office:value-type="float" office:value="0" table:formula="of:=SUM([.U8:.U23])" table:style-name="ce33">
            <text:p>0,00</text:p>
          </table:table-cell>
          <table:table-cell office:value-type="float" office:value="0" table:formula="of:=SUM([.V8:.V23])" table:style-name="ce30">
            <text:p>0,00</text:p>
          </table:table-cell>
          <table:table-cell office:value-type="float" office:value="0" table:formula="of:=SUM([.W8:.W23])" table:style-name="ce31">
            <text:p>0,00</text:p>
          </table:table-cell>
          <table:table-cell office:value-type="float" office:value="0" table:formula="of:=SUM([.X8:.X23])" table:style-name="ce32">
            <text:p>0,00</text:p>
          </table:table-cell>
          <table:table-cell office:value-type="float" office:value="0" table:formula="of:=SUM([.Y8:.Y23])" table:style-name="ce33">
            <text:p>0,00</text:p>
          </table:table-cell>
          <table:table-cell office:value-type="float" office:value="0" table:formula="of:=SUM([.Z8:.Z23])" table:style-name="ce30">
            <text:p>0,00</text:p>
          </table:table-cell>
          <table:table-cell office:value-type="float" office:value="1" table:formula="of:=SUM([.AA8:.AA23])" table:style-name="ce31">
            <text:p>1,00</text:p>
          </table:table-cell>
          <table:table-cell office:value-type="float" office:value="0" table:formula="of:=SUM([.AB8:.AB23])" table:style-name="ce32">
            <text:p>0,00</text:p>
          </table:table-cell>
          <table:table-cell office:value-type="float" office:value="0" table:formula="of:=SUM([.AC8:.AC23])" table:style-name="ce33">
            <text:p>0,00</text:p>
          </table:table-cell>
          <table:table-cell office:value-type="float" office:value="1" table:formula="of:=SUM([.AD8:.AD23])" table:style-name="ce30">
            <text:p>1,00</text:p>
          </table:table-cell>
          <table:table-cell office:value-type="float" office:value="1.75" table:formula="of:=SUM([.AE8:.AE23])" table:style-name="ce31">
            <text:p>1,75</text:p>
          </table:table-cell>
          <table:table-cell office:value-type="float" office:value="0" table:formula="of:=SUM([.AF8:.AF23])" table:style-name="ce32">
            <text:p>0,00</text:p>
          </table:table-cell>
          <table:table-cell office:value-type="float" office:value="0" table:formula="of:=SUM([.AG8:.AG23])" table:style-name="ce33">
            <text:p>0,00</text:p>
          </table:table-cell>
          <table:table-cell table:style-name="ce74"/>
          <table:table-cell table:number-columns-repeated="12" table:style-name="ce34"/>
          <table:table-cell table:number-columns-repeated="16338"/>
        </table:table-row>
        <table:table-row table:style-name="ro5">
          <table:table-cell table:style-name="ce35"/>
          <table:table-cell office:value-type="string" table:style-name="ce35">
            <text:p>Total des heures</text:p>
          </table:table-cell>
          <table:table-cell table:number-columns-repeated="3" table:style-name="ce4"/>
          <table:table-cell office:value-type="float" office:value="11.25" table:formula="of:=SUM([.F24:.I24])" table:number-columns-spanned="4" table:number-rows-spanned="1" table:style-name="ce39">
            <text:p>11,25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1" table:formula="of:=SUM([.N24:.Q24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39">
            <text:p>0,00</text:p>
          </table:table-cell>
          <table:covered-table-cell table:number-columns-repeated="3"/>
          <table:table-cell office:value-type="float" office:value="1" table:formula="of:=SUM([.Z24:.AC24])" table:number-columns-spanned="4" table:number-rows-spanned="1" table:style-name="ce39">
            <text:p>1,00</text:p>
          </table:table-cell>
          <table:covered-table-cell table:number-columns-repeated="3"/>
          <table:table-cell office:value-type="float" office:value="2.75" table:formula="of:=SUM([.AD24:.AG24])" table:number-columns-spanned="4" table:number-rows-spanned="1" table:style-name="ce39">
            <text:p>2,75</text:p>
          </table:table-cell>
          <table:covered-table-cell table:number-columns-repeated="3"/>
          <table:table-cell office:value-type="float" office:value="16" table:formula="of:=SUM([.AH8:.AH23])" table:style-name="ce75">
            <text:p>16,00</text:p>
          </table:table-cell>
          <table:table-cell office:value-type="float" office:value="27.25" table:style-name="ce36">
            <text:p>27,25</text:p>
          </table:table-cell>
          <table:table-cell office:value-type="float" office:value="27.25" table:style-name="ce76">
            <text:p>27,25</text:p>
          </table:table-cell>
          <table:table-cell office:value-type="float" office:value="71.5" table:style-name="ce76">
            <text:p>71,5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51" table:style-name="ro3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37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38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38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38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38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38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38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38">
            <text:p>04-nov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7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8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7">
            <text:p>Document Sprint 2</text:p>
          </table:table-cell>
          <table:table-cell office:value-type="float" office:value="1.5" table:style-name="ce89">
            <text:p>1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.5" table:formula="of:=SUM([.C5:.AD5])" table:style-name="ce94">
            <text:p>1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0" table:style-name="ce26">
            <text:p>30</text:p>
          </table:table-cell>
          <table:table-cell office:value-type="string" table:style-name="ce26">
            <text:p>Scrum 29 octobre 2012</text:p>
          </table:table-cell>
          <table:table-cell office:value-type="float" office:value="3" table:style-name="ce89">
            <text:p>3,00</text:p>
          </table:table-cell>
          <table:table-cell office:value-type="float" office:value="3" table:style-name="ce90">
            <text:p>3,00</text:p>
          </table:table-cell>
          <table:table-cell office:value-type="float" office:value="3" table:style-name="ce91">
            <text:p>3,00</text:p>
          </table:table-cell>
          <table:table-cell office:value-type="float" office:value="3" table:style-name="ce33">
            <text:p>3,00</text:p>
          </table:table-cell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2" table:formula="of:=SUM([.C6:.AD6])" table:style-name="ce94">
            <text:p>12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6">
            <text:p>Envoyer sprint 1</text:p>
          </table:table-cell>
          <table:table-cell office:value-type="float" office:value="1" table:style-name="ce89">
            <text:p>1,0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1" table:formula="of:=SUM([.C7:.AD7])" table:style-name="ce94">
            <text:p>1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17">
            <text:p>Courriel Serveur Production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8:.AD8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8" table:style-name="ce77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9:.AD9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9" table:style-name="ce77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office:value-type="float" office:value="0.5" table:style-name="ce92">
            <text:p>0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.5" table:formula="of:=SUM([.C10:.AD10])" table:style-name="ce94">
            <text:p>0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7">
            <text:p>Reverse Engineering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3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5" table:formula="of:=SUM([.C11:.AD11])" table:style-name="ce94">
            <text:p>5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office:value-type="float" office:value="1" table:style-name="ce90">
            <text:p>1,00</text:p>
          </table:table-cell>
          <table:table-cell office:value-type="float" office:value="1" table:style-name="ce91">
            <text:p>1,00</text:p>
          </table:table-cell>
          <table:table-cell office:value-type="float" office:value="1" table:style-name="ce33">
            <text:p>1,00</text:p>
          </table:table-cell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4" table:formula="of:=SUM([.C12:.AD12])" table:style-name="ce94">
            <text:p>4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1" table:style-name="ce77">
            <text:p>21</text:p>
          </table:table-cell>
          <table:table-cell office:value-type="string" table:style-name="ce17">
            <text:p>Spécification de l'API principale du programm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office:value-type="float" office:value="0.25" table:style-name="ce90">
            <text:p>0,25</text:p>
          </table:table-cell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string" table:style-name="ce92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3" table:style-name="ce91">
            <text:p>3,00</text:p>
          </table:table-cell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3.25" table:formula="of:=SUM([.C13:.AD13])" table:style-name="ce94">
            <text:p>3,25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1" table:style-name="ce79">
            <text:p>31</text:p>
          </table:table-cell>
          <table:table-cell office:value-type="string" table:style-name="ce27">
            <text:p>Scrum du 5 novembre 2012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4:.AD14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5:.AD15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27">
            <text:p>Planification des tests WEH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office:value-type="float" office:value="1" table:style-name="ce92">
            <text:p>1,00</text:p>
          </table:table-cell>
          <table:table-cell table:style-name="ce90"/>
          <table:table-cell table:style-name="ce91"/>
          <table:table-cell table:style-name="ce93"/>
          <table:table-cell office:value-type="float" office:value="1.5" table:style-name="ce92">
            <text:p>1,50</text:p>
          </table:table-cell>
          <table:table-cell table:style-name="ce90"/>
          <table:table-cell table:style-name="ce91"/>
          <table:table-cell table:style-name="ce93"/>
          <table:table-cell office:value-type="float" office:value="2.5" table:formula="of:=SUM([.C16:.AD16])" table:style-name="ce94">
            <text:p>2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17">
            <text:p>Spécification du code de l'interfac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7:.AD17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office:value-type="float" office:value="0.25" table:style-name="ce90">
            <text:p>0,25</text:p>
          </table:table-cell>
          <table:table-cell table:style-name="ce91"/>
          <table:table-cell table:style-name="ce33"/>
          <table:table-cell table:style-name="ce92"/>
          <table:table-cell office:value-type="float" office:value="1" table:style-name="ce90">
            <text:p>1,00</text:p>
          </table:table-cell>
          <table:table-cell table:style-name="ce91"/>
          <table:table-cell table:style-name="ce33"/>
          <table:table-cell table:style-name="ce92"/>
          <table:table-cell office:value-type="float" office:value="1.75" table:style-name="ce90">
            <text:p>1,75</text:p>
          </table:table-cell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3" table:formula="of:=SUM([.C18:.AD18])" table:style-name="ce94">
            <text:p>3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89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33"/>
          <table:table-cell table:style-name="ce92"/>
          <table:table-cell table:style-name="ce90"/>
          <table:table-cell table:style-name="ce91"/>
          <table:table-cell table:style-name="ce93"/>
          <table:table-cell table:style-name="ce92"/>
          <table:table-cell table:style-name="ce90"/>
          <table:table-cell table:style-name="ce91"/>
          <table:table-cell table:style-name="ce93"/>
          <table:table-cell office:value-type="float" office:value="0" table:formula="of:=SUM([.C19:.AD19])" table:style-name="ce94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81"/>
          <table:table-cell table:style-name="ce82"/>
          <table:table-cell table:style-name="ce83"/>
          <table:table-cell table:style-name="ce33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table:style-name="ce82"/>
          <table:table-cell table:style-name="ce83"/>
          <table:table-cell table:style-name="ce86"/>
          <table:table-cell office:value-type="float" office:value="0" table:formula="of:=SUM([.C20:.AD20])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95"/>
          <table:table-cell office:value-type="string" table:style-name="ce26">
            <text:p>Sous-Total des heures par personne</text:p>
          </table:table-cell>
          <table:table-cell office:value-type="float" office:value="5.5" table:formula="of:=SUM([.C5:.C20])" table:style-name="ce30">
            <text:p>5,50</text:p>
          </table:table-cell>
          <table:table-cell office:value-type="float" office:value="3" table:formula="of:=SUM([.D5:.D20])" table:style-name="ce31">
            <text:p>3,00</text:p>
          </table:table-cell>
          <table:table-cell office:value-type="float" office:value="3" table:formula="of:=SUM([.E5:.E20])" table:style-name="ce32">
            <text:p>3,00</text:p>
          </table:table-cell>
          <table:table-cell office:value-type="float" office:value="3" table:formula="of:=SUM([.F5:.F20])" table:style-name="ce33">
            <text:p>3,00</text:p>
          </table:table-cell>
          <table:table-cell office:value-type="float" office:value="2" table:formula="of:=SUM([.G5:.G20])" table:style-name="ce30">
            <text:p>2,00</text:p>
          </table:table-cell>
          <table:table-cell office:value-type="float" office:value="0.25" table:formula="of:=SUM([.H5:.H20])" table:style-name="ce31">
            <text:p>0,25</text:p>
          </table:table-cell>
          <table:table-cell office:value-type="float" office:value="0" table:formula="of:=SUM([.I5:.I20])" table:style-name="ce32">
            <text:p>0,00</text:p>
          </table:table-cell>
          <table:table-cell office:value-type="float" office:value="0" table:formula="of:=SUM([.J5:.J20])" table:style-name="ce33">
            <text:p>0,00</text:p>
          </table:table-cell>
          <table:table-cell office:value-type="float" office:value="1" table:formula="of:=SUM([.K5:.K20])" table:style-name="ce30">
            <text:p>1,00</text:p>
          </table:table-cell>
          <table:table-cell office:value-type="float" office:value="1.25" table:formula="of:=SUM([.L5:.L20])" table:style-name="ce31">
            <text:p>1,25</text:p>
          </table:table-cell>
          <table:table-cell office:value-type="float" office:value="0" table:formula="of:=SUM([.M5:.M20])" table:style-name="ce32">
            <text:p>0,00</text:p>
          </table:table-cell>
          <table:table-cell office:value-type="float" office:value="0" table:formula="of:=SUM([.N5:.N20])" table:style-name="ce33">
            <text:p>0,00</text:p>
          </table:table-cell>
          <table:table-cell office:value-type="float" office:value="1" table:formula="of:=SUM([.O5:.O20])" table:style-name="ce30">
            <text:p>1,00</text:p>
          </table:table-cell>
          <table:table-cell office:value-type="float" office:value="1.75" table:formula="of:=SUM([.P5:.P20])" table:style-name="ce31">
            <text:p>1,75</text:p>
          </table:table-cell>
          <table:table-cell office:value-type="float" office:value="0" table:formula="of:=SUM([.Q5:.Q20])" table:style-name="ce32">
            <text:p>0,00</text:p>
          </table:table-cell>
          <table:table-cell office:value-type="float" office:value="0" table:formula="of:=SUM([.R5:.R20])" table:style-name="ce33">
            <text:p>0,00</text:p>
          </table:table-cell>
          <table:table-cell office:value-type="float" office:value="2.5" table:formula="of:=SUM([.S5:.S20])" table:style-name="ce30">
            <text:p>2,50</text:p>
          </table:table-cell>
          <table:table-cell office:value-type="float" office:value="1" table:formula="of:=SUM([.T5:.T20])" table:style-name="ce31">
            <text:p>1,00</text:p>
          </table:table-cell>
          <table:table-cell office:value-type="float" office:value="1" table:formula="of:=SUM([.U5:.U20])" table:style-name="ce32">
            <text:p>1,00</text:p>
          </table:table-cell>
          <table:table-cell office:value-type="float" office:value="1" table:formula="of:=SUM([.V5:.V20])" table:style-name="ce33">
            <text:p>1,00</text:p>
          </table:table-cell>
          <table:table-cell office:value-type="float" office:value="1" table:formula="of:=SUM([.W5:.W20])" table:style-name="ce30">
            <text:p>1,00</text:p>
          </table:table-cell>
          <table:table-cell office:value-type="float" office:value="0" table:formula="of:=SUM([.X5:.X20])" table:style-name="ce31">
            <text:p>0,00</text:p>
          </table:table-cell>
          <table:table-cell office:value-type="float" office:value="3" table:formula="of:=SUM([.Y5:.Y20])" table:style-name="ce32">
            <text:p>3,00</text:p>
          </table:table-cell>
          <table:table-cell office:value-type="float" office:value="0" table:formula="of:=SUM([.Z5:.Z20])" table:style-name="ce33">
            <text:p>0,00</text:p>
          </table:table-cell>
          <table:table-cell office:value-type="float" office:value="1.5" table:formula="of:=SUM([.AA5:.AA20])" table:style-name="ce30">
            <text:p>1,50</text:p>
          </table:table-cell>
          <table:table-cell office:value-type="float" office:value="0" table:formula="of:=SUM([.AB5:.AB20])" table:style-name="ce31">
            <text:p>0,00</text:p>
          </table:table-cell>
          <table:table-cell office:value-type="float" office:value="0" table:formula="of:=SUM([.AC5:.AC20])" table:style-name="ce32">
            <text:p>0,00</text:p>
          </table:table-cell>
          <table:table-cell office:value-type="float" office:value="0" table:formula="of:=SUM([.AD5:.AD20])" table:style-name="ce33">
            <text:p>0,00</text:p>
          </table:table-cell>
          <table:table-cell table:style-name="ce74"/>
          <table:table-cell table:number-columns-repeated="11" table:style-name="ce34"/>
          <table:table-cell table:number-columns-repeated="16342"/>
        </table:table-row>
        <table:table-row table:style-name="ro5">
          <table:table-cell table:style-name="ce1"/>
          <table:table-cell office:value-type="string" table:style-name="ce96">
            <text:p>Total des heures</text:p>
          </table:table-cell>
          <table:table-cell office:value-type="float" office:value="14.5" table:formula="of:=SUM([.C21:.F21])" table:number-columns-spanned="4" table:number-rows-spanned="1" table:style-name="ce39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39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39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39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39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39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39">
            <text:p>1,50</text:p>
          </table:table-cell>
          <table:covered-table-cell table:number-columns-repeated="3"/>
          <table:table-cell office:value-type="float" office:value="32.75" table:formula="of:=SUM([.AE5:.AE20])" table:style-name="ce97">
            <text:p>32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8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8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8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8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8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8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8">
            <text:p>21-oct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98">
            <text:p>Description de la tâch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99">
            <text:p>Alexandre</text:p>
          </table:table-cell>
          <table:table-cell office:value-type="string" table:style-name="ce100">
            <text:p>Ralph</text:p>
          </table:table-cell>
          <table:table-cell office:value-type="string" table:style-name="ce101">
            <text:p>Roosevelt</text:p>
          </table:table-cell>
          <table:table-cell office:value-type="string" table:style-name="ce102">
            <text:p>Sophie</text:p>
          </table:table-cell>
          <table:table-cell office:value-type="string" table:style-name="ce103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04">
            <text:p>UC</text:p>
          </table:table-cell>
          <table:table-cell table:style-name="ce81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table:style-name="ce83"/>
          <table:table-cell office:value-type="float" office:value="1" table:style-name="ce85">
            <text:p>1,00</text:p>
          </table:table-cell>
          <table:table-cell table:style-name="ce84"/>
          <table:table-cell table:style-name="ce82"/>
          <table:table-cell table:style-name="ce83"/>
          <table:table-cell table:style-name="ce86"/>
          <table:table-cell table:style-name="ce84"/>
          <table:table-cell table:style-name="ce82"/>
          <table:table-cell office:value-type="float" office:value="2" table:style-name="ce83">
            <text:p>2,00</text:p>
          </table:table-cell>
          <table:table-cell table:style-name="ce86"/>
          <table:table-cell office:value-type="float" office:value="3" table:style-name="ce105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77">
            <text:p>11</text:p>
          </table:table-cell>
          <table:table-cell office:value-type="string" table:style-name="ce106">
            <text:p>Demande au cli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5" table:style-name="ce105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77">
            <text:p>9</text:p>
          </table:table-cell>
          <table:table-cell office:value-type="string" table:style-name="ce106">
            <text:p>Accès aux Donné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25" table:style-name="ce108">
            <text:p>0,25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105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113">
            <text:p>Correction du Manda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1" table:style-name="ce110">
            <text:p>1,0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1" table:style-name="ce105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77">
            <text:p>14</text:p>
          </table:table-cell>
          <table:table-cell office:value-type="string" table:style-name="ce104">
            <text:p>Spécifications de l'application.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office:value-type="float" office:value="0.5" table:style-name="ce109">
            <text:p>0,50</text:p>
          </table:table-cell>
          <table:table-cell table:style-name="ce112"/>
          <table:table-cell office:value-type="float" office:value="0.5" table:style-name="ce105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77">
            <text:p>15</text:p>
          </table:table-cell>
          <table:table-cell office:value-type="string" table:style-name="ce104">
            <text:p>Interface utilisateur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113">
            <text:p>Configuration des Outils de développement</text:p>
          </table:table-cell>
          <table:table-cell table:style-name="ce107"/>
          <table:table-cell office:value-type="float" office:value="0.75" table:style-name="ce108">
            <text:p>0,75</text:p>
          </table:table-cell>
          <table:table-cell table:style-name="ce109"/>
          <table:table-cell table:style-name="ce110"/>
          <table:table-cell office:value-type="float" office:value="2" table:style-name="ce111">
            <text:p>2,00</text:p>
          </table:table-cell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1" table:style-name="ce108">
            <text:p>1,00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office:value-type="float" office:value="1" table:style-name="ce109">
            <text:p>1,00</text:p>
          </table:table-cell>
          <table:table-cell table:style-name="ce112"/>
          <table:table-cell table:style-name="ce111"/>
          <table:table-cell table:style-name="ce108"/>
          <table:table-cell office:value-type="float" office:value="0.5" table:style-name="ce109">
            <text:p>0,50</text:p>
          </table:table-cell>
          <table:table-cell table:style-name="ce112"/>
          <table:table-cell office:value-type="float" office:value="5.75" table:style-name="ce105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04">
            <text:p>Recherche d'une librairie graphiqu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0.5" table:style-name="ce110">
            <text:p>0,5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office:value-type="float" office:value="2" table:style-name="ce110">
            <text:p>2,00</text:p>
          </table:table-cell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2.5" table:style-name="ce105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float" office:value="12" table:style-name="ce77">
            <text:p>12</text:p>
          </table:table-cell>
          <table:table-cell office:value-type="string" table:style-name="ce113">
            <text:p>Installer et configurer le serveur de Test/Déploiem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77">
            <text:p>16</text:p>
          </table:table-cell>
          <table:table-cell office:value-type="string" table:style-name="ce113">
            <text:p>Analyse Weha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office:value-type="float" office:value="0.25" table:style-name="ce111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105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office:value-type="float" office:value="3" table:style-name="ce109">
            <text:p>3,00</text:p>
          </table:table-cell>
          <table:table-cell office:value-type="float" office:value="3" table:style-name="ce110">
            <text:p>3,00</text:p>
          </table:table-cell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12" table:style-name="ce105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4">
            <text:p>Scrum 22 octobre 2012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105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5">
          <table:table-cell/>
          <table:table-cell office:value-type="string" table:style-name="ce96">
            <text:p>Total des heures</text:p>
          </table:table-cell>
          <table:table-cell office:value-type="float" office:value="12.75" table:number-columns-spanned="4" table:number-rows-spanned="1" table:style-name="ce114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14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14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14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14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14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14">
            <text:p>3,00</text:p>
          </table:table-cell>
          <table:covered-table-cell table:number-columns-repeated="3"/>
          <table:table-cell office:value-type="float" office:value="9.75" table:style-name="ce97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7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7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8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8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8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8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8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8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8">
            <text:p>28-oct-12</text:p>
          </table:table-cell>
          <table:covered-table-cell table:number-columns-repeated="3"/>
          <table:table-cell table:style-name="ce40"/>
          <table:table-cell table:number-columns-repeated="3" table:style-name="ce3"/>
          <table:table-cell table:style-name="ce41"/>
          <table:table-cell table:number-columns-repeated="3" table:style-name="ce3"/>
          <table:table-cell table:style-name="ce41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7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8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7">
            <text:p>UC</text:p>
          </table:table-cell>
          <table:table-cell table:style-name="ce81"/>
          <table:table-cell table:style-name="ce82"/>
          <table:table-cell table:style-name="ce83"/>
          <table:table-cell table:style-name="ce85"/>
          <table:table-cell office:value-type="float" office:value="1.5" table:style-name="ce84">
            <text:p>1,50</text:p>
          </table:table-cell>
          <table:table-cell table:style-name="ce82"/>
          <table:table-cell table:style-name="ce83"/>
          <table:table-cell table:style-name="ce85"/>
          <table:table-cell office:value-type="float" office:value="0.5" table:style-name="ce84">
            <text:p>0,50</text:p>
          </table:table-cell>
          <table:table-cell table:style-name="ce82"/>
          <table:table-cell table:style-name="ce83"/>
          <table:table-cell table:style-name="ce85"/>
          <table:table-cell office:value-type="float" office:value="0.75" table:style-name="ce84">
            <text:p>0,75</text:p>
          </table:table-cell>
          <table:table-cell table:style-name="ce82"/>
          <table:table-cell table:style-name="ce83"/>
          <table:table-cell office:value-type="float" office:value="0.25" table:style-name="ce85">
            <text:p>0,25</text:p>
          </table:table-cell>
          <table:table-cell office:value-type="float" office:value="0.5" table:style-name="ce84">
            <text:p>0,50</text:p>
          </table:table-cell>
          <table:table-cell table:style-name="ce82"/>
          <table:table-cell table:style-name="ce83"/>
          <table:table-cell table:style-name="ce85"/>
          <table:table-cell table:style-name="ce84"/>
          <table:table-cell table:style-name="ce82"/>
          <table:table-cell office:value-type="float" office:value="1" table:style-name="ce83">
            <text:p>1,00</text:p>
          </table:table-cell>
          <table:table-cell table:style-name="ce86"/>
          <table:table-cell table:style-name="ce84"/>
          <table:table-cell table:style-name="ce82"/>
          <table:table-cell table:style-name="ce83"/>
          <table:table-cell table:style-name="ce86"/>
          <table:table-cell office:value-type="float" office:value="4.5" table:style-name="ce94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table:style-name="ce107"/>
          <table:table-cell office:value-type="float" office:value="1.5" table:style-name="ce108">
            <text:p>1,50</text:p>
          </table:table-cell>
          <table:table-cell table:style-name="ce109"/>
          <table:table-cell table:style-name="ce110"/>
          <table:table-cell table:style-name="ce111"/>
          <table:table-cell office:value-type="float" office:value="2" table:style-name="ce108">
            <text:p>2,00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5" table:style-name="ce108">
            <text:p>0,50</text:p>
          </table:table-cell>
          <table:table-cell table:style-name="ce109"/>
          <table:table-cell table:style-name="ce110"/>
          <table:table-cell table:style-name="ce111"/>
          <table:table-cell office:value-type="float" office:value="1.25" table:style-name="ce108">
            <text:p>1,25</text:p>
          </table:table-cell>
          <table:table-cell table:style-name="ce109"/>
          <table:table-cell table:style-name="ce112"/>
          <table:table-cell table:style-name="ce111"/>
          <table:table-cell office:value-type="float" office:value="1" table:style-name="ce108">
            <text:p>1,00</text:p>
          </table:table-cell>
          <table:table-cell table:style-name="ce109"/>
          <table:table-cell table:style-name="ce112"/>
          <table:table-cell office:value-type="float" office:value="6.25" table:style-name="ce94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24">
            <text:p>Correction du Manda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7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office:value-type="float" office:value="0.25" table:style-name="ce108">
            <text:p>0,25</text:p>
          </table:table-cell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94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7">
            <text:p>Interface utilisateur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107"/>
          <table:table-cell office:value-type="float" office:value="0.25" table:style-name="ce108">
            <text:p>0,25</text:p>
          </table:table-cell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.25" table:style-name="ce94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6">
          <table:table-cell office:value-type="float" office:value="12" table:style-name="ce17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2"/>
          <table:table-cell table:style-name="ce111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24">
            <text:p>Analyse Weha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08"/>
          <table:table-cell table:style-name="ce109"/>
          <table:table-cell table:style-name="ce110"/>
          <table:table-cell office:value-type="float" office:value="1.5" table:style-name="ce111">
            <text:p>1,50</text:p>
          </table:table-cell>
          <table:table-cell table:style-name="ce108"/>
          <table:table-cell table:style-name="ce109"/>
          <table:table-cell table:style-name="ce110"/>
          <table:table-cell office:value-type="float" office:value="0.25" table:style-name="ce111">
            <text:p>0,25</text:p>
          </table:table-cell>
          <table:table-cell table:style-name="ce108"/>
          <table:table-cell table:style-name="ce109"/>
          <table:table-cell table:style-name="ce110"/>
          <table:table-cell office:value-type="float" office:value="1" table:style-name="ce111">
            <text:p>1,00</text:p>
          </table:table-cell>
          <table:table-cell table:style-name="ce108"/>
          <table:table-cell table:style-name="ce109"/>
          <table:table-cell table:style-name="ce110"/>
          <table:table-cell office:value-type="float" office:value="2" table:style-name="ce111">
            <text:p>2,00</text:p>
          </table:table-cell>
          <table:table-cell table:style-name="ce108"/>
          <table:table-cell table:style-name="ce109"/>
          <table:table-cell table:style-name="ce112"/>
          <table:table-cell office:value-type="float" office:value="1.5" table:style-name="ce111">
            <text:p>1,50</text:p>
          </table:table-cell>
          <table:table-cell table:style-name="ce108"/>
          <table:table-cell table:style-name="ce109"/>
          <table:table-cell table:style-name="ce112"/>
          <table:table-cell office:value-type="float" office:value="6.25" table:style-name="ce94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4">
            <text:p>Scrum 15 octobre 2012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2"/>
          <table:table-cell table:style-name="ce107"/>
          <table:table-cell table:style-name="ce108"/>
          <table:table-cell table:style-name="ce109"/>
          <table:table-cell table:style-name="ce112"/>
          <table:table-cell office:value-type="float" office:value="0" table:style-name="ce94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office:value-type="float" office:value="3" table:style-name="ce109">
            <text:p>3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2"/>
          <table:table-cell table:style-name="ce107"/>
          <table:table-cell table:style-name="ce108"/>
          <table:table-cell table:style-name="ce109"/>
          <table:table-cell table:style-name="ce112"/>
          <table:table-cell office:value-type="float" office:value="9" table:style-name="ce94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95"/>
          <table:table-cell office:value-type="string" table:style-name="ce26">
            <text:p>Sous-Total des heures par personne</text:p>
          </table:table-cell>
          <table:table-cell office:value-type="float" office:value="1.5" table:style-name="ce30">
            <text:p>1,50</text:p>
          </table:table-cell>
          <table:table-cell office:value-type="float" office:value="3.25" table:style-name="ce115">
            <text:p>3,25</text:p>
          </table:table-cell>
          <table:table-cell office:value-type="float" office:value="1.5" table:style-name="ce116">
            <text:p>1,50</text:p>
          </table:table-cell>
          <table:table-cell office:value-type="float" office:value="0" table:style-name="ce117">
            <text:p>0,00</text:p>
          </table:table-cell>
          <table:table-cell office:value-type="float" office:value="1.5" table:style-name="ce30">
            <text:p>1,50</text:p>
          </table:table-cell>
          <table:table-cell office:value-type="float" office:value="2" table:style-name="ce115">
            <text:p>2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2" table:style-name="ce30">
            <text:p>2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1" table:style-name="ce30">
            <text:p>1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0.25" table:style-name="ce117">
            <text:p>0,25</text:p>
          </table:table-cell>
          <table:table-cell office:value-type="float" office:value="1.5" table:style-name="ce30">
            <text:p>1,50</text:p>
          </table:table-cell>
          <table:table-cell office:value-type="float" office:value="0.5" table:style-name="ce115">
            <text:p>0,5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2" table:style-name="ce30">
            <text:p>2,00</text:p>
          </table:table-cell>
          <table:table-cell office:value-type="float" office:value="1.5" table:style-name="ce115">
            <text:p>1,5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1" table:style-name="ce115">
            <text:p>1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117">
            <text:p>0,00</text:p>
          </table:table-cell>
          <table:table-cell table:style-name="ce74"/>
          <table:table-cell table:number-columns-repeated="11" table:style-name="ce34"/>
          <table:table-cell table:number-columns-repeated="16342"/>
        </table:table-row>
        <table:table-row table:style-name="ro5">
          <table:table-cell table:style-name="ce1"/>
          <table:table-cell office:value-type="string" table:style-name="ce96">
            <text:p>Total des heures</text:p>
          </table:table-cell>
          <table:table-cell office:value-type="float" office:value="10.75" table:number-columns-spanned="4" table:number-rows-spanned="1" table:style-name="ce39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39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39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39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39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39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39">
            <text:p>2,50</text:p>
          </table:table-cell>
          <table:covered-table-cell table:number-columns-repeated="3"/>
          <table:table-cell office:value-type="float" office:value="26.5" table:style-name="ce97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19T02:15:35Z</dc:date>
    <meta:editing-cycles>1</meta:editing-cycles>
    <meta:editing-duration>PT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85"/>
            <table:table-cell office:value-type="float" office:value="285"/>
          </table:table-row>
          <table:table-row>
            <table:table-cell office:value-type="string">
              <text:p>2</text:p>
            </table:table-cell>
            <table:table-cell office:value-type="float" office:value="274"/>
            <table:table-cell office:value-type="float" office:value="274"/>
          </table:table-row>
          <table:table-row>
            <table:table-cell office:value-type="string">
              <text:p>3</text:p>
            </table:table-cell>
            <table:table-cell office:value-type="float" office:value="224"/>
            <table:table-cell office:value-type="float" office:value="274"/>
          </table:table-row>
          <table:table-row>
            <table:table-cell office:value-type="string">
              <text:p>4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5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6</text:p>
            </table:table-cell>
            <table:table-cell office:value-type="float" office:value="213"/>
            <table:table-cell office:value-type="float" office:value="274"/>
          </table:table-row>
          <table:table-row>
            <table:table-cell office:value-type="string">
              <text:p>7</text:p>
            </table:table-cell>
            <table:table-cell office:value-type="float" office:value="213"/>
            <table:table-cell office:value-type="float" office:value="274"/>
          </table:table-row>
          <table:table-row>
            <table:table-cell office:value-type="string">
              <text:p>8</text:p>
            </table:table-cell>
            <table:table-cell office:value-type="float" office:value="113"/>
            <table:table-cell office:value-type="float" office:value="224"/>
          </table:table-row>
          <table:table-row>
            <table:table-cell office:value-type="string">
              <text:p>9</text:p>
            </table:table-cell>
            <table:table-cell office:value-type="float" office:value="112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